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, Helvetica, sans-serif"/>
    <style:font-face style:name="OpenSymbol" svg:font-family="OpenSymbol"/>
    <style:font-face style:name="Times New Roman1" svg:font-family="'Times New Roman'"/>
    <style:font-face style:name="Verdana" svg:font-family="Verdana, Arial, sans-serif"/>
    <style:font-face style:name="courier" svg:font-family="courier, monospace"/>
    <style:font-face style:name="monospace1" svg:font-family="monospace"/>
    <style:font-face style:name="monospace" svg:font-family="monospace, 'Courier New'"/>
    <style:font-face style:name="sans-serif" svg:font-family="sans-serif"/>
    <style:font-face style:name="verdana" svg:font-family="verdana, arial, helvetica, sans-serif"/>
    <style:font-face style:name="Inconsolata1" svg:font-family="Inconsolata" style:font-pitch="fixed"/>
    <style:font-face style:name="Inconsolata" svg:font-family="Inconsolata" style:font-adornments="Regular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Junicode1" svg:font-family="Junicode" style:font-adornments="Bold" style:font-pitch="variable"/>
    <style:font-face style:name="Junicode" svg:font-family="Junicode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551cm" style:rel-width="100%" fo:margin-left="0cm" fo:margin-right="0cm" table:align="margins" fo:background-color="#f9f9f9" style:shadow="none">
        <style:background-image/>
      </style:table-properties>
    </style:style>
    <style:style style:name="Table1.A" style:family="table-column">
      <style:table-column-properties style:column-width="6.551cm" style:rel-column-width="3714*"/>
    </style:style>
    <style:style style:name="Table1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2" style:family="table">
      <style:table-properties style:width="6.551cm" style:rel-width="100%" table:align="left" fo:background-color="#f9f9f9" style:shadow="none">
        <style:background-image/>
      </style:table-properties>
    </style:style>
    <style:style style:name="Table2.A" style:family="table-column">
      <style:table-column-properties style:column-width="2.808cm" style:rel-column-width="1592*"/>
    </style:style>
    <style:style style:name="Table2.B" style:family="table-column">
      <style:table-column-properties style:column-width="3.743cm" style:rel-column-width="2122*"/>
    </style:style>
    <style:style style:name="Table2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2.A3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4" style:family="table">
      <style:table-properties style:width="6.548cm" table:align="left" fo:background-color="#f9f9f9" style:shadow="none">
        <style:background-image/>
      </style:table-properties>
    </style:style>
    <style:style style:name="Table4.A" style:family="table-column">
      <style:table-column-properties style:column-width="1.637cm"/>
    </style:style>
    <style:style style:name="Table4.A1" style:family="table-cell">
      <style:table-cell-properties style:vertical-align="middle" fo:background-color="#ffffff" fo:padding-left="0.199cm" fo:padding-right="0.199cm" fo:padding-top="0.049cm" fo:padding-bottom="0.049cm" fo:border="none">
        <style:background-image/>
      </style:table-cell-properties>
    </style:style>
    <style:style style:name="Table12" style:family="table">
      <style:table-properties style:width="6.551cm" table:align="margins" style:shadow="none"/>
    </style:style>
    <style:style style:name="Table12.A" style:family="table-column">
      <style:table-column-properties style:column-width="1.639cm" style:rel-column-width="16383*"/>
    </style:style>
    <style:style style:name="Table12.A1" style:family="table-cell">
      <style:table-cell-properties fo:padding="0.049cm" fo:border-left="none" fo:border-right="none" fo:border-top="none" fo:border-bottom="0.002cm solid #000000"/>
    </style:style>
    <style:style style:name="Table12.A3" style:family="table-cell">
      <style:table-cell-properties fo:padding="0.049cm" fo:border="none"/>
    </style:style>
    <style:style style:name="Table6" style:family="table">
      <style:table-properties style:width="6.549cm" table:align="left" style:shadow="none"/>
    </style:style>
    <style:style style:name="Table6.A" style:family="table-column">
      <style:table-column-properties style:column-width="2.799cm"/>
    </style:style>
    <style:style style:name="Table6.B" style:family="table-column">
      <style:table-column-properties style:column-width="3.75cm"/>
    </style:style>
    <style:style style:name="Table6.A1" style:family="table-cell">
      <style:table-cell-properties fo:padding="0.049cm" fo:border="none"/>
    </style:style>
    <style:style style:name="Table7" style:family="table">
      <style:table-properties style:width="6.549cm" table:align="left" style:shadow="none"/>
    </style:style>
    <style:style style:name="Table7.A" style:family="table-column">
      <style:table-column-properties style:column-width="2.808cm"/>
    </style:style>
    <style:style style:name="Table7.B" style:family="table-column">
      <style:table-column-properties style:column-width="3.741cm"/>
    </style:style>
    <style:style style:name="Table7.A1" style:family="table-cell">
      <style:table-cell-properties fo:padding="0.049cm" fo:border="none"/>
    </style:style>
    <style:style style:name="Table8" style:family="table">
      <style:table-properties style:width="6.549cm" table:align="left" style:shadow="none"/>
    </style:style>
    <style:style style:name="Table8.A" style:family="table-column">
      <style:table-column-properties style:column-width="2.808cm"/>
    </style:style>
    <style:style style:name="Table8.B" style:family="table-column">
      <style:table-column-properties style:column-width="3.741cm"/>
    </style:style>
    <style:style style:name="Table8.A1" style:family="table-cell">
      <style:table-cell-properties fo:padding="0.049cm" fo:border="none"/>
    </style:style>
    <style:style style:name="Table3" style:family="table">
      <style:table-properties style:width="6.551cm" table:align="margins" style:shadow="none"/>
    </style:style>
    <style:style style:name="Table3.A" style:family="table-column">
      <style:table-column-properties style:column-width="1.639cm" style:rel-column-width="929*"/>
    </style:style>
    <style:style style:name="Table3.A1" style:family="table-cell">
      <style:table-cell-properties fo:padding="0.049cm" fo:border="none"/>
    </style:style>
    <style:style style:name="Table3.A2" style:family="table-cell" style:data-style-name="N0">
      <style:table-cell-properties fo:padding="0.049cm" fo:border-left="none" fo:border-right="none" fo:border-top="0.002cm solid #000000" fo:border-bottom="none"/>
    </style:style>
    <style:style style:name="Table3.D2" style:family="table-cell">
      <style:table-cell-properties fo:padding="0.049cm" fo:border-left="none" fo:border-right="none" fo:border-top="0.002cm solid #000000" fo:border-bottom="none"/>
    </style:style>
    <style:style style:name="Table3.A3" style:family="table-cell" style:data-style-name="N0">
      <style:table-cell-properties fo:padding="0.049cm" fo:border="none"/>
    </style:style>
    <style:style style:name="Table16" style:family="table">
      <style:table-properties style:width="6.551cm" table:align="margins" style:shadow="none"/>
    </style:style>
    <style:style style:name="Table16.A" style:family="table-column">
      <style:table-column-properties style:column-width="0.818cm" style:rel-column-width="8191*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6.551cm" table:align="margins" style:shadow="none"/>
    </style:style>
    <style:style style:name="Table17.A" style:family="table-column">
      <style:table-column-properties style:column-width="0.818cm" style:rel-column-width="464*"/>
    </style:style>
    <style:style style:name="Table17.D" style:family="table-column">
      <style:table-column-properties style:column-width="0.82cm" style:rel-column-width="465*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6.551cm" table:align="margins" style:shadow="none"/>
    </style:style>
    <style:style style:name="Table18.A" style:family="table-column">
      <style:table-column-properties style:column-width="0.818cm" style:rel-column-width="8191*"/>
    </style:style>
    <style:style style:name="Table18.A1" style:family="table-cell">
      <style:table-cell-properties fo:padding="0cm" fo:border="none"/>
    </style:style>
    <style:style style:name="Table18.G4" style:family="table-cell">
      <style:table-cell-properties fo:background-color="transparent" fo:padding="0cm" fo:border="0.002cm solid #000000">
        <style:background-image/>
      </style:table-cell-properties>
    </style:style>
    <style:style style:name="Table18.A5" style:family="table-cell">
      <style:table-cell-properties fo:background-color="transparent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le18.B5" style:family="table-cell">
      <style:table-cell-properties fo:background-color="transparent" fo:padding="0cm" fo:border-left="none" fo:border-right="0.002cm solid #000000" fo:border-top="0.002cm solid #000000" fo:border-bottom="0.002cm solid #000000">
        <style:background-image/>
      </style:table-cell-properties>
    </style:style>
    <style:style style:name="Table19" style:family="table">
      <style:table-properties style:width="6.551cm" table:align="margins" style:shadow="none"/>
    </style:style>
    <style:style style:name="Table19.A" style:family="table-column">
      <style:table-column-properties style:column-width="1.64cm" style:rel-column-width="930*"/>
    </style:style>
    <style:style style:name="Table19.B" style:family="table-column">
      <style:table-column-properties style:column-width="4.911cm" style:rel-column-width="2784*"/>
    </style:style>
    <style:style style:name="Table19.A1" style:family="table-cell">
      <style:table-cell-properties fo:padding="0cm" fo:border="none"/>
    </style:style>
    <style:style style:name="Table20" style:family="table">
      <style:table-properties style:width="6.551cm" table:align="margins" style:shadow="none"/>
    </style:style>
    <style:style style:name="Table20.A" style:family="table-column">
      <style:table-column-properties style:column-width="1.64cm" style:rel-column-width="930*"/>
    </style:style>
    <style:style style:name="Table20.B" style:family="table-column">
      <style:table-column-properties style:column-width="4.911cm" style:rel-column-width="2784*"/>
    </style:style>
    <style:style style:name="Table20.A1" style:family="table-cell">
      <style:table-cell-properties fo:padding="0cm" fo:border="none"/>
    </style:style>
    <style:style style:name="Table21" style:family="table">
      <style:table-properties style:width="6.551cm" table:align="margins" style:shadow="none"/>
    </style:style>
    <style:style style:name="Table21.A" style:family="table-column">
      <style:table-column-properties style:column-width="1.64cm" style:rel-column-width="930*"/>
    </style:style>
    <style:style style:name="Table21.B" style:family="table-column">
      <style:table-column-properties style:column-width="4.911cm" style:rel-column-width="2784*"/>
    </style:style>
    <style:style style:name="Table21.A1" style:family="table-cell">
      <style:table-cell-properties fo:padding="0cm" fo:border="none"/>
    </style:style>
    <style:style style:name="Table22" style:family="table">
      <style:table-properties style:width="6.551cm" table:align="margins" style:shadow="none"/>
    </style:style>
    <style:style style:name="Table22.A" style:family="table-column">
      <style:table-column-properties style:column-width="1.64cm" style:rel-column-width="930*"/>
    </style:style>
    <style:style style:name="Table22.B" style:family="table-column">
      <style:table-column-properties style:column-width="4.911cm" style:rel-column-width="2784*"/>
    </style:style>
    <style:style style:name="Table22.A1" style:family="table-cell">
      <style:table-cell-properties fo:padding="0cm" fo:border="none"/>
    </style:style>
    <style:style style:name="Table15" style:family="table">
      <style:table-properties style:width="6.551cm" table:align="margins" style:shadow="none" style:may-break-between-rows="false"/>
    </style:style>
    <style:style style:name="Table15.A" style:family="table-column">
      <style:table-column-properties style:column-width="3.276cm" style:rel-column-width="32767*"/>
    </style:style>
    <style:style style:name="Table15.A1" style:family="table-cell">
      <style:table-cell-properties fo:padding="0.049cm" fo:border="none"/>
    </style:style>
    <style:style style:name="Table5" style:family="table">
      <style:table-properties style:width="6.551cm" style:rel-width="100%" fo:margin-left="0cm" fo:margin-right="0cm" table:align="margins" fo:background-color="#f9f9f9" style:shadow="none">
        <style:background-image/>
      </style:table-properties>
    </style:style>
    <style:style style:name="Table5.A" style:family="table-column">
      <style:table-column-properties style:column-width="6.551cm" style:rel-column-width="3714*"/>
    </style:style>
    <style:style style:name="Table5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5.A3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10" style:family="table">
      <style:table-properties style:width="6.556cm" fo:margin-left="0cm" fo:margin-right="-0.005cm" table:align="margins" fo:background-color="#f9f9f9" style:shadow="none">
        <style:background-image/>
      </style:table-properties>
    </style:style>
    <style:style style:name="Table10.A" style:family="table-column">
      <style:table-column-properties style:column-width="2.72cm" style:rel-column-width="1542*"/>
    </style:style>
    <style:style style:name="Table10.B" style:family="table-column">
      <style:table-column-properties style:column-width="3.836cm" style:rel-column-width="2175*"/>
    </style:style>
    <style:style style:name="Table10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10.A3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10.A6" style:family="table-cell">
      <style:table-cell-properties style:vertical-align="middle" fo:background-color="#ffffff" fo:padding="0.049cm" fo:border-left="none" fo:border-right="none" fo:border-top="none" fo:border-bottom="0.002cm solid #000000">
        <style:background-image/>
      </style:table-cell-properties>
    </style:style>
    <style:style style:name="Table11" style:family="table">
      <style:table-properties style:width="6.551cm" style:rel-width="100%" fo:margin-left="0cm" fo:margin-right="0cm" table:align="margins" fo:background-color="#f9f9f9" style:shadow="none">
        <style:background-image/>
      </style:table-properties>
    </style:style>
    <style:style style:name="Table11.A" style:family="table-column">
      <style:table-column-properties style:column-width="1.774cm" style:rel-column-width="1006*"/>
    </style:style>
    <style:style style:name="Table11.B" style:family="table-column">
      <style:table-column-properties style:column-width="0.903cm" style:rel-column-width="512*"/>
    </style:style>
    <style:style style:name="Table11.C" style:family="table-column">
      <style:table-column-properties style:column-width="3.874cm" style:rel-column-width="2196*"/>
    </style:style>
    <style:style style:name="Table11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11.A2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24" style:family="table">
      <style:table-properties style:width="6.562cm" fo:margin-left="0cm" fo:margin-right="-0.007cm" table:align="margins" fo:background-color="#f9f9f9" style:shadow="none">
        <style:background-image/>
      </style:table-properties>
    </style:style>
    <style:style style:name="Table24.A" style:family="table-column">
      <style:table-column-properties style:column-width="1.429cm" style:rel-column-width="810*"/>
    </style:style>
    <style:style style:name="Table24.B" style:family="table-column">
      <style:table-column-properties style:column-width="0.141cm" style:rel-column-width="80*"/>
    </style:style>
    <style:style style:name="Table24.C" style:family="table-column">
      <style:table-column-properties style:column-width="1.058cm" style:rel-column-width="600*"/>
    </style:style>
    <style:style style:name="Table24.D" style:family="table-column">
      <style:table-column-properties style:column-width="0.653cm" style:rel-column-width="370*"/>
    </style:style>
    <style:style style:name="Table24.E" style:family="table-column">
      <style:table-column-properties style:column-width="3.281cm" style:rel-column-width="1860*"/>
    </style:style>
    <style:style style:name="Table24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24.A2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23" style:family="table">
      <style:table-properties style:width="6.555cm" style:rel-width="100%" fo:margin-left="0cm" fo:margin-right="0cm" table:align="margins" fo:background-color="#f9f9f9" style:shadow="none">
        <style:background-image/>
      </style:table-properties>
    </style:style>
    <style:style style:name="Table23.A" style:family="table-column">
      <style:table-column-properties style:column-width="3.277cm" style:rel-column-width="1857*"/>
    </style:style>
    <style:style style:name="Table23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23.A2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23.A3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26" style:family="table">
      <style:table-properties style:width="6.544cm" table:align="left" style:shadow="none"/>
    </style:style>
    <style:style style:name="Table26.A" style:family="table-column">
      <style:table-column-properties style:column-width="1.099cm"/>
    </style:style>
    <style:style style:name="Table26.B" style:family="table-column">
      <style:table-column-properties style:column-width="5.445cm"/>
    </style:style>
    <style:style style:name="Table26.A1" style:family="table-cell">
      <style:table-cell-properties fo:padding="0cm" fo:border="none"/>
    </style:style>
    <style:style style:name="Table26.A3" style:family="table-cell" style:data-style-name="N0">
      <style:table-cell-properties fo:padding="0cm" fo:border="none"/>
    </style:style>
    <style:style style:name="Table27" style:family="table">
      <style:table-properties style:width="6.544cm" table:align="left" style:shadow="none"/>
    </style:style>
    <style:style style:name="Table27.A" style:family="table-column">
      <style:table-column-properties style:column-width="1.099cm"/>
    </style:style>
    <style:style style:name="Table27.B" style:family="table-column">
      <style:table-column-properties style:column-width="5.445cm"/>
    </style:style>
    <style:style style:name="Table27.A1" style:family="table-cell">
      <style:table-cell-properties fo:padding="0cm" fo:border="none"/>
    </style:style>
    <style:style style:name="Table28" style:family="table">
      <style:table-properties style:width="6.544cm" table:align="left" style:shadow="none"/>
    </style:style>
    <style:style style:name="Table28.A" style:family="table-column">
      <style:table-column-properties style:column-width="1.099cm"/>
    </style:style>
    <style:style style:name="Table28.B" style:family="table-column">
      <style:table-column-properties style:column-width="5.445cm"/>
    </style:style>
    <style:style style:name="Table28.A1" style:family="table-cell">
      <style:table-cell-properties fo:padding="0cm" fo:border="none"/>
    </style:style>
    <style:style style:name="Table29" style:family="table">
      <style:table-properties style:width="6.549cm" table:align="left" fo:background-color="#f9f9f9" style:shadow="none">
        <style:background-image/>
      </style:table-properties>
    </style:style>
    <style:style style:name="Table29.A" style:family="table-column">
      <style:table-column-properties style:column-width="1.099cm"/>
    </style:style>
    <style:style style:name="Table29.B" style:family="table-column">
      <style:table-column-properties style:column-width="5.45cm"/>
    </style:style>
    <style:style style:name="Table29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30" style:family="table">
      <style:table-properties style:width="6.549cm" table:align="left" fo:background-color="#f9f9f9" style:shadow="none">
        <style:background-image/>
      </style:table-properties>
    </style:style>
    <style:style style:name="Table30.A" style:family="table-column">
      <style:table-column-properties style:column-width="1.099cm"/>
    </style:style>
    <style:style style:name="Table30.B" style:family="table-column">
      <style:table-column-properties style:column-width="5.45cm"/>
    </style:style>
    <style:style style:name="Table30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25" style:family="table">
      <style:table-properties style:width="6.562cm" fo:margin-left="0cm" fo:margin-right="-0.007cm" table:align="margins" style:shadow="none"/>
    </style:style>
    <style:style style:name="Table25.A" style:family="table-column">
      <style:table-column-properties style:column-width="2.028cm" style:rel-column-width="1150*"/>
    </style:style>
    <style:style style:name="Table25.B" style:family="table-column">
      <style:table-column-properties style:column-width="4.533cm" style:rel-column-width="2570*"/>
    </style:style>
    <style:style style:name="Table25.A1" style:family="table-cell">
      <style:table-cell-properties fo:padding="0cm" fo:border="none"/>
    </style:style>
    <style:style style:name="Table13" style:family="table">
      <style:table-properties style:width="6.551cm" table:align="margins" style:shadow="none" style:may-break-between-rows="false"/>
    </style:style>
    <style:style style:name="Table13.A" style:family="table-column">
      <style:table-column-properties style:column-width="3.981cm" style:rel-column-width="2258*"/>
    </style:style>
    <style:style style:name="Table13.B" style:family="table-column">
      <style:table-column-properties style:column-width="2.57cm" style:rel-column-width="1458*"/>
    </style:style>
    <style:style style:name="Table13.A1" style:family="table-cell">
      <style:table-cell-properties fo:padding="0cm" fo:border="none"/>
    </style:style>
    <style:style style:name="Table14" style:family="table">
      <style:table-properties style:width="6.551cm" table:align="margins" style:shadow="none"/>
    </style:style>
    <style:style style:name="Table14.A" style:family="table-column">
      <style:table-column-properties style:column-width="3.424cm" style:rel-column-width="1942*"/>
    </style:style>
    <style:style style:name="Table14.B" style:family="table-column">
      <style:table-column-properties style:column-width="3.127cm" style:rel-column-width="1774*"/>
    </style:style>
    <style:style style:name="Table14.A1" style:family="table-cell">
      <style:table-cell-properties fo:padding="0cm" fo:border="none"/>
    </style:style>
    <style:style style:name="Table9" style:family="table">
      <style:table-properties style:width="6.556cm" fo:margin-left="0cm" fo:margin-right="-0.005cm" table:align="margins" fo:background-color="#f9f9f9" style:shadow="none">
        <style:background-image/>
      </style:table-properties>
    </style:style>
    <style:style style:name="Table9.A" style:family="table-column">
      <style:table-column-properties style:column-width="1.446cm" style:rel-column-width="820*"/>
    </style:style>
    <style:style style:name="Table9.B" style:family="table-column">
      <style:table-column-properties style:column-width="2.007cm" style:rel-column-width="1138*"/>
    </style:style>
    <style:style style:name="Table9.C" style:family="table-column">
      <style:table-column-properties style:column-width="3.103cm" style:rel-column-width="1759*"/>
    </style:style>
    <style:style style:name="Table9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9.A2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P1" style:family="paragraph" style:parent-style-name="Standard" style:list-style-name=""/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Text_20_body" style:list-style-name="L1">
      <style:paragraph-properties fo:margin-left="0cm" fo:margin-right="0cm" fo:margin-top="0cm" fo:margin-bottom="0cm" style:line-height-at-least="0.503cm" fo:text-align="justify" style:justify-single-word="false" fo:orphans="2" fo:widows="2" fo:text-indent="0cm" style:auto-text-indent="false" fo:padding="0cm" fo:border="none"/>
    </style:style>
    <style:style style:name="P7" style:family="paragraph" style:parent-style-name="Text_20_body" style:list-style-name="L1">
      <style:paragraph-properties fo:margin-top="0cm" fo:margin-bottom="0cm" style:line-height-at-least="0.503cm" fo:text-align="justify" style:justify-single-word="false" fo:orphans="2" fo:widows="2" fo:padding="0cm" fo:border="none"/>
    </style:style>
    <style:style style:name="P8" style:family="paragraph" style:parent-style-name="Text_20_body" style:list-style-name="L1">
      <style:paragraph-properties style:line-height-at-least="0.503cm" fo:text-align="justify" style:justify-single-word="false" fo:orphans="2" fo:widows="2" fo:padding="0cm" fo:border="non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text-properties fo:font-style="italic" style:font-style-asian="italic" style:font-style-complex="italic"/>
    </style:style>
    <style:style style:name="P14" style:family="paragraph" style:parent-style-name="Table_20_Contents">
      <style:paragraph-properties fo:padding="0cm" fo:border="none"/>
    </style:style>
    <style:style style:name="P15" style:family="paragraph" style:parent-style-name="Table_20_Contents">
      <style:paragraph-properties fo:text-align="center" style:justify-single-word="false" fo:padding="0cm" fo:border="none"/>
    </style:style>
    <style:style style:name="P16" style:family="paragraph" style:parent-style-name="Table_20_Contents">
      <style:paragraph-properties fo:text-align="end" style:justify-single-word="false" fo:padding="0cm" fo:border="none"/>
    </style:style>
    <style:style style:name="P17" style:family="paragraph" style:parent-style-name="Table_20_Contents">
      <style:paragraph-properties fo:margin-top="0cm" fo:margin-bottom="0.499cm" fo:padding="0cm" fo:border="none"/>
    </style:style>
    <style:style style:name="P18" style:family="paragraph" style:parent-style-name="Table_20_Contents">
      <style:paragraph-properties fo:margin-left="0cm" fo:margin-right="0cm" fo:margin-top="0cm" fo:margin-bottom="0.499cm" fo:text-indent="0cm" style:auto-text-indent="false" fo:padding="0cm" fo:border="none"/>
    </style:style>
    <style:style style:name="P19" style:family="paragraph" style:parent-style-name="Table_20_Heading">
      <style:paragraph-properties fo:text-align="center" style:justify-single-word="false" fo:padding="0cm" fo:border="none"/>
    </style:style>
    <style:style style:name="P20" style:family="paragraph" style:parent-style-name="Table_20_Heading">
      <style:paragraph-properties fo:text-align="start" style:justify-single-word="false" fo:padding="0cm" fo:border="none"/>
    </style:style>
    <style:style style:name="T1" style:family="text">
      <style:text-properties fo:color="#0645ad" style:text-underline-style="solid" style:text-underline-width="auto" style:text-underline-color="font-color"/>
    </style:style>
    <style:style style:name="T2" style:family="text">
      <style:text-properties fo:color="#0645ad" style:text-underline-style="solid" style:text-underline-width="auto" style:text-underline-color="font-color" fo:background-color="#f9f9f9"/>
    </style:style>
    <style:style style:name="T3" style:family="text">
      <style:text-properties fo:color="#0645ad" style:font-name="monospace" style:text-underline-style="solid" style:text-underline-width="auto" style:text-underline-color="font-color" fo:background-color="#f9f9f9"/>
    </style:style>
    <style:style style:name="T4" style:family="text">
      <style:text-properties style:font-name="monospace"/>
    </style:style>
    <style:style style:name="T5" style:family="text">
      <style:text-properties style:font-name="monospace" fo:background-color="#f9f9f9"/>
    </style:style>
    <style:style style:name="T6" style:family="text">
      <style:text-properties style:font-name="monospace" fo:font-size="9.75pt" fo:font-style="normal" fo:font-weight="normal"/>
    </style:style>
    <style:style style:name="T7" style:family="text">
      <style:text-properties fo:background-color="#f9f9f9"/>
    </style:style>
    <style:style style:name="T8" style:family="text">
      <style:text-properties fo:color="#cc2200" style:text-underline-style="solid" style:text-underline-width="auto" style:text-underline-color="font-color" fo:background-color="#f9f9f9"/>
    </style:style>
    <style:style style:name="T9" style:family="text">
      <style:text-properties fo:color="#cc2200" style:font-name="monospace" style:text-underline-style="solid" style:text-underline-width="auto" style:text-underline-color="font-color" fo:background-color="#f9f9f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/>
    </style:style>
    <style:style style:name="T14" style:family="text">
      <style:text-properties fo:font-size="9.75pt"/>
    </style:style>
    <style:style style:name="T15" style:family="text">
      <style:text-properties fo:color="#000000"/>
    </style:style>
    <style:style style:name="T16" style:family="text">
      <style:text-properties fo:font-variant="normal" fo:text-transform="none"/>
    </style:style>
    <style:style style:name="T17" style:family="text">
      <style:text-properties fo:font-variant="normal" fo:text-transform="none" fo:color="#000000" style:font-name="sans-serif" fo:font-size="9.75pt" fo:letter-spacing="normal" fo:font-style="normal" fo:font-weight="normal"/>
    </style:style>
    <style:style style:name="T18" style:family="text">
      <style:text-properties fo:font-variant="normal" fo:text-transform="none" fo:color="#000000" style:font-name="sans-serif" fo:font-size="9.75pt" fo:letter-spacing="normal" fo:font-style="normal" fo:font-weight="bold"/>
    </style:style>
    <style:style style:name="T19" style:family="text">
      <style:text-properties fo:font-variant="normal" fo:text-transform="none" fo:color="#000000" style:font-name="sans-serif" fo:font-size="9.75pt" fo:letter-spacing="normal" fo:font-style="italic" fo:font-weight="normal"/>
    </style:style>
    <style:style style:name="T20" style:family="text">
      <style:text-properties fo:font-variant="normal" fo:text-transform="none" fo:color="#000000" style:font-name="sans-serif" fo:font-size="12.75pt" fo:letter-spacing="normal" fo:font-style="normal" fo:font-weight="bold"/>
    </style:style>
    <style:style style:name="T21" style:family="text">
      <style:text-properties fo:font-variant="normal" fo:text-transform="none" fo:color="#000000" style:font-name="sans-serif" fo:font-size="14.25pt" fo:letter-spacing="normal" fo:font-style="normal" fo:font-weight="normal"/>
    </style:style>
    <style:style style:name="T22" style:family="text">
      <style:text-properties fo:font-variant="normal" fo:text-transform="none" fo:color="#000000" style:font-name="monospace" fo:font-size="9.75pt" fo:letter-spacing="normal" fo:font-style="normal" fo:font-weight="normal"/>
    </style:style>
    <style:style style:name="T23" style:family="text">
      <style:text-properties fo:font-variant="normal" fo:text-transform="none" fo:color="#000000" style:font-name="monospace" fo:font-size="9.75pt" fo:letter-spacing="normal" fo:font-style="normal" fo:font-weight="normal" fo:background-color="#f9f9f9"/>
    </style:style>
    <style:style style:name="T24" style:family="text">
      <style:text-properties fo:font-variant="normal" fo:text-transform="none" fo:color="#000000" style:font-name="monospace" fo:font-size="9.75pt" fo:letter-spacing="normal" fo:font-style="italic" fo:font-weight="normal" fo:background-color="#f9f9f9"/>
    </style:style>
    <style:style style:name="T25" style:family="text">
      <style:text-properties fo:font-variant="normal" fo:text-transform="none" fo:color="#000000" fo:letter-spacing="normal"/>
    </style:style>
    <style:style style:name="T26" style:family="text">
      <style:text-properties fo:font-variant="normal" fo:text-transform="none" fo:color="#000000" fo:letter-spacing="normal" fo:font-style="normal"/>
    </style:style>
    <style:style style:name="T27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28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29" style:family="text">
      <style:text-properties fo:font-variant="normal" fo:text-transform="none" fo:color="#000000" style:font-name="Arial1" fo:font-size="10pt" fo:letter-spacing="normal" fo:font-style="normal" fo:font-weight="bold"/>
    </style:style>
    <style:style style:name="T30" style:family="text">
      <style:text-properties fo:font-variant="normal" fo:text-transform="none" fo:color="#000000" style:font-name="Arial1" fo:font-size="10pt" fo:letter-spacing="normal" fo:font-style="normal" fo:font-weight="normal"/>
    </style:style>
    <style:style style:name="T31" style:family="text">
      <style:text-properties fo:font-variant="normal" fo:text-transform="none" fo:color="#0645ad" style:font-name="sans-serif" fo:font-size="9.75pt" fo:letter-spacing="normal" fo:font-style="normal" style:text-underline-style="solid" style:text-underline-width="auto" style:text-underline-color="font-color" fo:font-weight="normal"/>
    </style:style>
    <style:style style:name="T32" style:family="text">
      <style:text-properties fo:font-variant="normal" fo:text-transform="none" fo:color="#0645ad" style:font-name="sans-serif" fo:font-size="9.75pt" fo:letter-spacing="normal" fo:font-style="italic" style:text-underline-style="solid" style:text-underline-width="auto" style:text-underline-color="font-color" fo:font-weight="normal"/>
    </style:style>
    <style:style style:name="T33" style:family="text">
      <style:text-properties fo:font-variant="normal" fo:text-transform="none" fo:color="#006600" style:font-name="monospace1" fo:font-size="9.75pt" fo:letter-spacing="normal" fo:font-style="normal" fo:font-weight="normal"/>
    </style:style>
    <style:style style:name="T34" style:family="text">
      <style:text-properties fo:font-variant="normal" fo:text-transform="none" fo:color="#006600" style:font-name="monospace1" fo:font-size="9.75pt" fo:letter-spacing="normal" fo:font-style="italic" fo:font-weight="normal"/>
    </style:style>
    <style:style style:name="T35" style:family="text">
      <style:text-properties fo:font-variant="normal" fo:text-transform="none" fo:color="#008000" style:font-name="courier" fo:font-size="9pt" fo:letter-spacing="normal" fo:font-style="normal" fo:font-weight="normal"/>
    </style:style>
    <style:style style:name="T36" style:family="text">
      <style:text-properties fo:font-variant="normal" fo:text-transform="none" fo:color="#008000" fo:letter-spacing="normal" fo:font-style="normal"/>
    </style:style>
    <style:style style:name="T37" style:family="text">
      <style:text-properties fo:font-variant="normal" fo:text-transform="none" fo:color="#008000" style:font-name="monospace" fo:font-size="9.75pt" fo:letter-spacing="normal" fo:font-style="normal" fo:font-weight="normal"/>
    </style:style>
    <style:style style:name="T38" style:family="text">
      <style:text-properties fo:font-variant="normal" fo:text-transform="none" fo:color="#500070" style:font-name="verdana" fo:font-size="9pt" fo:letter-spacing="normal" fo:font-style="normal" fo:font-weight="normal"/>
    </style:style>
    <style:style style:name="T39" style:family="text">
      <style:text-properties fo:font-variant="normal" fo:text-transform="none" fo:color="#0000b0" style:font-name="verdana" fo:font-size="9pt" fo:letter-spacing="normal" fo:font-style="normal" fo:font-weight="normal"/>
    </style:style>
    <style:style style:name="T40" style:family="text">
      <style:text-properties fo:font-variant="normal" fo:text-transform="none" fo:color="#600030" style:font-name="verdana" fo:font-size="9pt" fo:letter-spacing="normal" fo:font-style="normal" fo:font-weight="normal"/>
    </style:style>
    <style:style style:name="T41" style:family="text">
      <style:text-properties fo:font-variant="normal" fo:text-transform="none" fo:color="#3366bb" style:font-name="sans-serif" fo:font-size="9.75pt" fo:letter-spacing="normal" fo:font-style="normal" style:text-underline-style="solid" style:text-underline-width="auto" style:text-underline-color="font-color" fo:font-weight="bold" style:font-style-asian="italic" style:font-style-complex="italic"/>
    </style:style>
    <style:style style:name="T42" style:family="text">
      <style:text-properties fo:font-variant="normal" fo:text-transform="none" fo:color="#000040" style:font-name="monospace" fo:font-size="9.75pt" fo:letter-spacing="normal" fo:font-style="normal" fo:font-weight="normal"/>
    </style:style>
    <style:style style:name="T43" style:family="text">
      <style:text-properties fo:font-variant="normal" fo:text-transform="none" fo:color="#008080" style:font-name="monospace" fo:font-size="9.75pt" fo:letter-spacing="normal" fo:font-style="normal" fo:font-weight="normal"/>
    </style:style>
    <style:style style:name="T44" style:family="text">
      <style:text-properties fo:font-variant="normal" fo:text-transform="none" fo:color="#007788" style:font-name="monospace" fo:font-size="9.75pt" fo:letter-spacing="normal" fo:font-style="normal" fo:font-weight="normal"/>
    </style:style>
    <style:style style:name="T45" style:family="text">
      <style:text-properties fo:font-variant="normal" fo:text-transform="none" fo:color="#0000ff" style:font-name="monospace" fo:font-size="9.75pt" fo:letter-spacing="normal" fo:font-style="normal" fo:font-weight="normal"/>
    </style:style>
    <style:style style:name="T46" style:family="text">
      <style:text-properties fo:font-variant="normal" fo:text-transform="none" fo:color="#222222" style:font-name="Verdana" fo:font-size="8.25pt" fo:letter-spacing="normal" fo:font-style="normal" fo:font-weight="bold"/>
    </style:style>
    <style:style style:name="T47" style:family="text">
      <style:text-properties fo:letter-spacing="normal"/>
    </style:style>
    <style:style style:name="T4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text-underline-style="none" style:font-style-asian="italic" style:font-style-complex="italic"/>
    </style:style>
    <style:style style:name="T51" style:family="text">
      <style:text-properties style:text-position="sub 58%"/>
    </style:style>
    <style:style style:name="T52" style:family="text">
      <style:text-properties fo:color="#000070" style:text-line-through-style="none" style:text-underline-style="none" fo:font-weight="bold" style:text-blinking="false"/>
    </style:style>
    <style:style style:name="T53" style:family="text">
      <style:text-properties fo:color="#008000"/>
    </style:style>
    <style:style style:name="T54" style:family="text">
      <style:text-properties fo:color="#008000" fo:font-size="10pt"/>
    </style:style>
    <style:style style:name="T55" style:family="text">
      <style:text-properties fo:color="#008000" style:font-name="monospace" fo:font-size="9.75pt" fo:font-style="normal" fo:font-weight="normal"/>
    </style:style>
    <style:style style:name="T56" style:family="text">
      <style:text-properties style:text-position="super 58%"/>
    </style:style>
    <style:style style:name="T57" style:family="text">
      <style:text-properties style:text-position="0% 100%"/>
    </style:style>
    <style:style style:name="T58" style:family="text">
      <style:text-properties style:font-name="courier"/>
    </style:style>
    <style:style style:name="T59" style:family="text">
      <style:text-properties fo:font-size="9pt"/>
    </style:style>
    <style:style style:name="T60" style:family="text">
      <style:text-properties style:font-weight-asian="bold" style:font-weight-complex="bold"/>
    </style:style>
    <style:style style:name="T61" style:family="text">
      <style:text-properties style:font-name="Inconsolata1"/>
    </style:style>
    <style:style style:name="T62" style:family="text">
      <style:text-properties style:font-name="Inconsolata1" fo:font-size="8pt" style:font-size-asian="8pt" style:font-size-complex="8pt"/>
    </style:style>
    <style:style style:name="T63" style:family="text">
      <style:text-properties style:font-name="Inconsolata1" fo:font-size="7pt" style:font-size-asian="7pt" style:font-size-complex="7pt"/>
    </style:style>
    <style:style style:name="T64" style:family="text">
      <style:text-properties style:font-name="Inconsolata1" fo:font-size="7pt" fo:font-style="normal" style:font-size-asian="7pt" style:font-style-asian="normal" style:font-size-complex="7pt" style:font-style-complex="normal"/>
    </style:style>
    <style:style style:name="T65" style:family="text">
      <style:text-properties fo:color="#008080"/>
    </style:style>
    <style:style style:name="T66" style:family="text">
      <style:text-properties fo:color="#008080" style:font-name="monospace" fo:font-size="9.75pt" fo:font-style="normal" fo:font-weight="normal"/>
    </style:style>
    <style:style style:name="T67" style:family="text">
      <style:text-properties fo:color="#007788"/>
    </style:style>
    <style:style style:name="T68" style:family="text">
      <style:text-properties fo:color="#007788" style:font-name="monospace" fo:font-size="9.75pt" fo:font-style="normal" fo:font-weight="normal"/>
    </style:style>
    <style:style style:name="T69" style:family="text">
      <style:text-properties fo:color="#000040"/>
    </style:style>
    <style:style style:name="T70" style:family="text">
      <style:text-properties fo:color="#000040" style:font-name="monospace" fo:font-size="9.75pt" fo:font-style="normal" fo:font-weight="normal"/>
    </style:style>
    <style:style style:name="T71" style:family="text">
      <style:text-properties fo:color="#0000ff"/>
    </style:style>
    <style:style style:name="T72" style:family="text">
      <style:text-properties fo:color="#0000ff" style:font-name="monospace" fo:font-size="9.75pt" fo:font-style="normal" fo:font-weight="normal"/>
    </style:style>
    <style:style style:name="T73" style:family="text">
      <style:text-properties fo:color="#0000dd"/>
    </style:style>
    <style:style style:name="T74" style:family="text">
      <style:text-properties fo:color="#80808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&lt;stdlib.h&gt;, or &lt;cstdlib&gt;</text:h>
      <text:h text:style-name="Heading_20_3" text:outline-level="3">String conversion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Preformatted_20_Text"><text:span text:style-name="Code">double </text:span><text:span text:style-name="Code"><text:span text:style-name="T10">atof</text:span></text:span><text:span text:style-name="Code">(char const * </text:span><text:span text:style-name="Code"><text:span text:style-name="T10">str</text:span></text:span><text:span text:style-name="Code">)</text:span></text:p>
          </table:table-cell>
        </table:table-row>
        <table:table-row>
          <table:table-cell table:style-name="Table5.A1" office:value-type="string">
            <text:p text:style-name="P10">Parse <text:span text:style-name="Code">str</text:span> as a <text:span text:style-name="Code">double</text:span>; return 0.0 on failure</text:p>
          </table:table-cell>
        </table:table-row>
        <table:table-row>
          <table:table-cell table:style-name="Table5.A3" office:value-type="string">
            <text:p text:style-name="Preformatted_20_Text"><text:span text:style-name="Code">int </text:span><text:span text:style-name="Code"><text:span text:style-name="T10">atoi</text:span></text:span><text:span text:style-name="Code">(char const * </text:span><text:span text:style-name="Code"><text:span text:style-name="T10">str</text:span></text:span><text:span text:style-name="Code">)</text:span></text:p>
          </table:table-cell>
        </table:table-row>
        <table:table-row>
          <table:table-cell table:style-name="Table5.A1" office:value-type="string">
            <text:p text:style-name="P16">Parse <text:span text:style-name="Code">str</text:span> as an <text:span text:style-name="Code">int</text:span>; return 0 on failure</text:p>
          </table:table-cell>
        </table:table-row>
        <table:table-row>
          <table:table-cell table:style-name="Table5.A3" office:value-type="string">
            <text:p text:style-name="Preformatted_20_Text"><text:span text:style-name="Code">long int </text:span><text:span text:style-name="Code"><text:span text:style-name="T10">atol</text:span></text:span><text:span text:style-name="Code">(char const * </text:span><text:span text:style-name="Code"><text:span text:style-name="T10">str</text:span></text:span><text:span text:style-name="Code">)</text:span></text:p>
          </table:table-cell>
        </table:table-row>
        <table:table-row>
          <table:table-cell table:style-name="Table5.A1" office:value-type="string">
            <text:p text:style-name="P16">Parse <text:span text:style-name="Code">str</text:span> as a <text:span text:style-name="Code">long int</text:span>; return 0 on failure</text:p>
          </table:table-cell>
        </table:table-row>
        <table:table-row>
          <table:table-cell table:style-name="Table5.A3" office:value-type="string">
            <text:p text:style-name="Preformatted_20_Text"><text:span text:style-name="Code">double </text:span><text:span text:style-name="Code"><text:span text:style-name="T10">strtod</text:span></text:span><text:span text:style-name="Code">(char const * </text:span><text:span text:style-name="Code"><text:span text:style-name="T10">str</text:span></text:span><text:span text:style-name="Code">, char ** </text:span><text:span text:style-name="Code"><text:span text:style-name="T10">endptr</text:span></text:span><text:span text:style-name="Code">)</text:span></text:p>
          </table:table-cell>
        </table:table-row>
        <table:table-row>
          <table:table-cell table:style-name="Table5.A1" office:value-type="string">
            <text:p text:style-name="P16">Parse <text:span text:style-name="Code">str</text:span> as a <text:span text:style-name="Code">double</text:span>; return 0 on failure; set <text:span text:style-name="Code">endptr</text:span> to next char</text:p>
          </table:table-cell>
        </table:table-row>
        <table:table-row>
          <table:table-cell table:style-name="Table5.A3" office:value-type="string">
            <text:p text:style-name="Preformatted_20_Text"><text:span text:style-name="Code">long int </text:span><text:span text:style-name="Code"><text:span text:style-name="T10">strtol</text:span></text:span><text:span text:style-name="Code">(char const *</text:span><text:span text:style-name="Code"><text:span text:style-name="T10">str</text:span></text:span><text:span text:style-name="Code">, char **</text:span><text:span text:style-name="Code"><text:span text:style-name="T10">endptr</text:span></text:span><text:span text:style-name="Code">, int </text:span><text:span text:style-name="Code"><text:span text:style-name="T10">base</text:span></text:span><text:span text:style-name="Code">)</text:span></text:p>
          </table:table-cell>
        </table:table-row>
        <table:table-row>
          <table:table-cell table:style-name="Table5.A1" office:value-type="string">
            <text:p text:style-name="P16">As <text:span text:style-name="Code">strtod</text:span>; parses as <text:span text:style-name="Code">int</text:span> in given <text:span text:style-name="Code">base</text:span>. Use <text:span text:style-name="Code">strtoul</text:span> for unsigned.</text:p>
          </table:table-cell>
        </table:table-row>
      </table:table>
      <text:h text:style-name="Heading_20_3" text:outline-level="3">Binary search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reformatted_20_Text"><text:span text:style-name="Code">void * </text:span><text:span text:style-name="Code"><text:span text:style-name="T10">bsearch</text:span></text:span><text:span text:style-name="Code">(void const * </text:span><text:span text:style-name="Code"><text:span text:style-name="T10">key</text:span></text:span><text:span text:style-name="Code">,</text:span></text:p>
          </table:table-cell>
          <table:table-cell table:style-name="Table13.A1" office:value-type="string">
            <text:p text:style-name="Standard">Search key (needle).</text:p>
          </table:table-cell>
        </table:table-row>
        <table:table-row>
          <table:table-cell table:style-name="Table13.A1" office:value-type="string">
            <text:p text:style-name="Preformatted_20_Text"><text:span text:style-name="Code"><text:s text:c="16"/>void const * </text:span><text:span text:style-name="Code"><text:span text:style-name="T10">base</text:span></text:span><text:span text:style-name="Code">,</text:span></text:p>
          </table:table-cell>
          <table:table-cell table:style-name="Table13.A1" office:value-type="string">
            <text:p text:style-name="Standard">Base of array (haystack).</text:p>
          </table:table-cell>
        </table:table-row>
        <table:table-row>
          <table:table-cell table:style-name="Table13.A1" office:value-type="string">
            <text:p text:style-name="Preformatted_20_Text"><text:span text:style-name="Code"><text:s text:c="16"/>size_t </text:span><text:span text:style-name="Code"><text:span text:style-name="T10">num</text:span></text:span><text:span text:style-name="Code">,</text:span></text:p>
          </table:table-cell>
          <table:table-cell table:style-name="Table13.A1" office:value-type="string">
            <text:p text:style-name="Standard">Elements in <text:span text:style-name="Code">base</text:span>.</text:p>
          </table:table-cell>
        </table:table-row>
        <table:table-row>
          <table:table-cell table:style-name="Table13.A1" office:value-type="string">
            <text:p text:style-name="Preformatted_20_Text"><text:span text:style-name="Code"><text:s text:c="16"/>size_t </text:span><text:span text:style-name="Code"><text:span text:style-name="T10">size</text:span></text:span><text:span text:style-name="Code">,</text:span></text:p>
          </table:table-cell>
          <table:table-cell table:style-name="Table13.A1" office:value-type="string">
            <text:p text:style-name="Standard">Size of one <text:span text:style-name="Code">base</text:span> element.</text:p>
          </table:table-cell>
        </table:table-row>
        <table:table-row>
          <table:table-cell table:style-name="Table13.A1" office:value-type="string">
            <text:p text:style-name="Preformatted_20_Text"><text:span text:style-name="Code"><text:s text:c="16"/>int (*</text:span><text:span text:style-name="Code"><text:span text:style-name="T10">comparator</text:span></text:span><text:span text:style-name="Code">)(</text:span></text:p>
          </table:table-cell>
          <table:table-cell table:style-name="Table13.A1" table:number-rows-spanned="4" office:value-type="string">
            <text:p text:style-name="Standard"><text:bookmark-start text:name="__DdeLink__26_1473599474"/>Function taking two</text:p>
            <text:p text:style-name="Standard">pointers to elements, and comparing them, <text:span text:style-name="T49">à la</text:span> <text:span text:style-name="Code">strcmp</text:span> (<text:span text:style-name="T50">op. cit.</text:span>).<text:bookmark-end text:name="__DdeLink__26_1473599474"/></text:p>
          </table:table-cell>
        </table:table-row>
        <table:table-row>
          <table:table-cell table:style-name="Table13.A1" office:value-type="string">
            <text:p text:style-name="Preformatted_20_Text"><text:span text:style-name="Code"><text:s text:c="18"/>void const *,</text:span></text:p>
          </table:table-cell>
          <table:covered-table-cell/>
        </table:table-row>
        <table:table-row>
          <table:table-cell table:style-name="Table13.A1" office:value-type="string">
            <text:p text:style-name="Preformatted_20_Text"><text:span text:style-name="Code"><text:s text:c="18"/>void const *</text:span></text:p>
          </table:table-cell>
          <table:covered-table-cell/>
        </table:table-row>
        <table:table-row>
          <table:table-cell table:style-name="Table13.A1" office:value-type="string">
            <text:p text:style-name="Preformatted_20_Text"><text:span text:style-name="Code"><text:s text:c="16"/>))</text:span></text:p>
          </table:table-cell>
          <table:covered-table-cell/>
        </table:table-row>
      </table:table>
      <text:h text:style-name="Heading_20_3" text:outline-level="3">Sorting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reformatted_20_Text"><text:span text:style-name="Code">void </text:span><text:span text:style-name="Code"><text:span text:style-name="T10">qsort</text:span></text:span><text:span text:style-name="Code">(void * </text:span><text:span text:style-name="Code"><text:span text:style-name="T10">base</text:span></text:span><text:span text:style-name="Code">,</text:span></text:p>
          </table:table-cell>
          <table:table-cell table:style-name="Table14.A1" office:value-type="string">
            <text:p text:style-name="Standard">First element of array to sort.</text:p>
          </table:table-cell>
        </table:table-row>
        <table:table-row>
          <table:table-cell table:style-name="Table14.A1" office:value-type="string">
            <text:p text:style-name="Preformatted_20_Text"><text:span text:style-name="Code"><text:s text:c="11"/>size_t </text:span><text:span text:style-name="Code"><text:span text:style-name="T10">num</text:span></text:span><text:span text:style-name="Code">,</text:span></text:p>
          </table:table-cell>
          <table:table-cell table:style-name="Table14.A1" office:value-type="string">
            <text:p text:style-name="Standard">Number of elements in array.</text:p>
          </table:table-cell>
        </table:table-row>
        <table:table-row>
          <table:table-cell table:style-name="Table14.A1" office:value-type="string">
            <text:p text:style-name="Preformatted_20_Text"><text:span text:style-name="Code"><text:s text:c="11"/>size_t </text:span><text:span text:style-name="Code"><text:span text:style-name="T10">size</text:span></text:span><text:span text:style-name="Code">,</text:span></text:p>
          </table:table-cell>
          <table:table-cell table:style-name="Table14.A1" office:value-type="string">
            <text:p text:style-name="Standard">Size of one array element.</text:p>
          </table:table-cell>
        </table:table-row>
        <table:table-row>
          <table:table-cell table:style-name="Table14.A1" office:value-type="string">
            <text:p text:style-name="Preformatted_20_Text"><text:span text:style-name="Code"><text:s text:c="11"/>int (*</text:span><text:span text:style-name="Code"><text:span text:style-name="T10">comparator</text:span></text:span><text:span text:style-name="Code">)(</text:span></text:p>
          </table:table-cell>
          <table:table-cell table:style-name="Table14.A1" table:number-rows-spanned="4" office:value-type="string">
            <text:p text:style-name="Standard">Function taking two</text:p>
            <text:p text:style-name="Standard">pointers to elements, and comparing them, <text:span text:style-name="T49">à la</text:span> <text:span text:style-name="Code">strcmp</text:span> (<text:span text:style-name="T50">op. cit.</text:span>).</text:p>
          </table:table-cell>
        </table:table-row>
        <table:table-row>
          <table:table-cell table:style-name="Table14.A1" office:value-type="string">
            <text:p text:style-name="Preformatted_20_Text"><text:span text:style-name="Code"><text:s text:c="13"/>const void *,</text:span></text:p>
          </table:table-cell>
          <table:covered-table-cell/>
        </table:table-row>
        <table:table-row>
          <table:table-cell table:style-name="Table14.A1" office:value-type="string">
            <text:p text:style-name="Preformatted_20_Text"><text:span text:style-name="Code"><text:s text:c="13"/>const void *</text:span></text:p>
          </table:table-cell>
          <table:covered-table-cell/>
        </table:table-row>
        <table:table-row>
          <table:table-cell table:style-name="Table14.A1" office:value-type="string">
            <text:p text:style-name="Preformatted_20_Text"><text:span text:style-name="Code"><text:s text:c="11"/>))</text:span></text:p>
          </table:table-cell>
          <table:covered-table-cell/>
        </table:table-row>
      </table:table>
      <text:h text:style-name="Heading_20_3" text:outline-level="3">Memory management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reformatted_20_Text"><text:span text:style-name="Code">void * </text:span><text:span text:style-name="Code"><text:span text:style-name="T10">malloc</text:span></text:span><text:span text:style-name="Code">(size_t </text:span><text:span text:style-name="Code"><text:span text:style-name="T10">size</text:span></text:span><text:span text:style-name="Code">)</text:span></text:p>
          </table:table-cell>
          <table:covered-table-cell/>
        </table:table-row>
        <table:table-row>
          <table:table-cell table:style-name="Table10.A1" table:number-columns-spanned="2" office:value-type="string">
            <text:p text:style-name="P10">Get pointer to new heap-allocated block of specified size</text:p>
          </table:table-cell>
          <table:covered-table-cell/>
        </table:table-row>
        <table:table-row>
          <table:table-cell table:style-name="Table10.A3" table:number-columns-spanned="2" office:value-type="string">
            <text:p text:style-name="Preformatted_20_Text"><text:span text:style-name="Code">void * </text:span><text:span text:style-name="Code"><text:span text:style-name="T10">calloc</text:span></text:span><text:span text:style-name="Code">(size_t </text:span><text:span text:style-name="Code"><text:span text:style-name="T10">num</text:span></text:span><text:span text:style-name="Code">, size_t </text:span><text:span text:style-name="Code"><text:span text:style-name="T10">size</text:span></text:span><text:span text:style-name="Code">)</text:span></text:p>
          </table:table-cell>
          <table:covered-table-cell/>
        </table:table-row>
        <table:table-row>
          <table:table-cell table:style-name="Table10.A1" table:number-columns-spanned="2" office:value-type="string">
            <text:p text:style-name="P16">As with malloc; specified size <text:span text:style-name="Code">num * size</text:span></text:p>
          </table:table-cell>
          <table:covered-table-cell/>
        </table:table-row>
        <table:table-row>
          <table:table-cell table:style-name="Table10.A3" table:number-columns-spanned="2" office:value-type="string">
            <text:p text:style-name="Preformatted_20_Text"><text:span text:style-name="Code">void * </text:span><text:span text:style-name="Code"><text:span text:style-name="T10">realloc</text:span></text:span><text:span text:style-name="Code">(void * </text:span><text:span text:style-name="Code"><text:span text:style-name="T10">ptr</text:span></text:span><text:span text:style-name="Code">, size_t </text:span><text:span text:style-name="Code"><text:span text:style-name="T10">size</text:span></text:span><text:span text:style-name="Code">)</text:span></text:p>
          </table:table-cell>
          <table:covered-table-cell/>
        </table:table-row>
        <table:table-row>
          <table:table-cell table:style-name="Table10.A6" table:number-columns-spanned="2" office:value-type="string">
            <text:p text:style-name="P16">Make <text:span text:style-name="Code">ptr</text:span> specified <text:span text:style-name="Code">size</text:span>, in-place if possible; return pointer to it</text:p>
          </table:table-cell>
          <table:covered-table-cell/>
        </table:table-row>
        <table:table-row>
          <table:table-cell table:style-name="Table10.A3" office:value-type="string">
            <text:p text:style-name="Preformatted_20_Text"><text:span text:style-name="Code">void </text:span><text:span text:style-name="Code"><text:span text:style-name="T10">free</text:span></text:span><text:span text:style-name="Code">(void * ptr)</text:span></text:p>
          </table:table-cell>
          <table:table-cell table:style-name="Table10.A3" office:value-type="string">
            <text:p text:style-name="P16">Deallocate block specified by <text:span text:style-name="Code">ptr</text:span></text:p>
          </table:table-cell>
        </table:table-row>
      </table:table>
      <text:h text:style-name="Heading_20_3" text:outline-level="3">Environment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reformatted_20_Text"><text:span text:style-name="Code">void </text:span><text:span text:style-name="Code"><text:span text:style-name="T10">abort</text:span></text:span><text:span text:style-name="Code">()</text:span></text:p>
          </table:table-cell>
          <table:table-cell table:style-name="Table11.A1" table:number-columns-spanned="2" office:value-type="string">
            <text:p text:style-name="P10">Abort process with <text:span text:style-name="Code">SIGABRT</text:span> signal</text:p>
          </table:table-cell>
          <table:covered-table-cell/>
        </table:table-row>
        <table:table-row>
          <table:table-cell table:style-name="Table11.A2" table:number-columns-spanned="2" office:value-type="string">
            <text:p text:style-name="Preformatted_20_Text"><text:span text:style-name="Code">void </text:span><text:span text:style-name="Code"><text:span text:style-name="T10">exit</text:span></text:span><text:span text:style-name="Code">(int </text:span><text:span text:style-name="Code"><text:span text:style-name="T10">status</text:span></text:span><text:span text:style-name="Code">)</text:span></text:p>
          </table:table-cell>
          <table:covered-table-cell/>
          <table:table-cell table:style-name="Table11.A2" office:value-type="string">
            <text:p text:style-name="P16">Terminate; return <text:span text:style-name="Code">status</text:span> as exit code</text:p>
          </table:table-cell>
        </table:table-row>
        <table:table-row>
          <table:table-cell table:style-name="Table11.A2" table:number-columns-spanned="3" office:value-type="string">
            <text:p text:style-name="Preformatted_20_Text"><text:span text:style-name="Code">int </text:span><text:span text:style-name="Code"><text:span text:style-name="T10">atexit</text:span></text:span><text:span text:style-name="Code">( void (*</text:span><text:span text:style-name="Code"><text:span text:style-name="T10">function</text:span></text:span><text:span text:style-name="Code">)(void))</text:span></text:p>
          </table:table-cell>
          <table:covered-table-cell/>
          <table:covered-table-cell/>
        </table:table-row>
        <table:table-row>
          <table:table-cell table:style-name="Table11.A1" table:number-columns-spanned="3" office:value-type="string">
            <text:p text:style-name="P16">Register <text:span text:style-name="Code">function</text:span> to run at exit (in reverse order of registration)</text:p>
          </table:table-cell>
          <table:covered-table-cell/>
          <table:covered-table-cell/>
        </table:table-row>
        <table:table-row>
          <table:table-cell table:style-name="Table11.A2" table:number-columns-spanned="3" office:value-type="string">
            <text:p text:style-name="Preformatted_20_Text"><text:span text:style-name="Code">char * </text:span><text:span text:style-name="Code"><text:span text:style-name="T10">getenv</text:span></text:span><text:span text:style-name="Code">(char const * </text:span><text:span text:style-name="Code"><text:span text:style-name="T10">name</text:span></text:span><text:span text:style-name="Code">)</text:span></text:p>
          </table:table-cell>
          <table:covered-table-cell/>
          <table:covered-table-cell/>
        </table:table-row>
        <table:table-row>
          <table:table-cell table:style-name="Table11.A1" table:number-columns-spanned="3" office:value-type="string">
            <text:p text:style-name="P16">Get environment variable <text:span text:style-name="Code">name</text:span>, or <text:span text:style-name="Code">NULL</text:span> if not present</text:p>
          </table:table-cell>
          <table:covered-table-cell/>
          <table:covered-table-cell/>
        </table:table-row>
        <table:table-row>
          <table:table-cell table:style-name="Table11.A2" table:number-columns-spanned="3" office:value-type="string">
            <text:p text:style-name="Preformatted_20_Text"><text:span text:style-name="Code">int </text:span><text:span text:style-name="Code"><text:span text:style-name="T10">system</text:span></text:span><text:span text:style-name="Code">(char const * </text:span><text:span text:style-name="Code"><text:span text:style-name="T10">command</text:span></text:span><text:span text:style-name="Code">)</text:span></text:p>
          </table:table-cell>
          <table:covered-table-cell/>
          <table:covered-table-cell/>
        </table:table-row>
        <table:table-row>
          <table:table-cell table:style-name="Table11.A1" table:number-columns-spanned="3" office:value-type="string">
            <text:p text:style-name="P16">Synchronously run <text:span text:style-name="Code">command</text:span>; return value is system-dependent</text:p>
          </table:table-cell>
          <table:covered-table-cell/>
          <table:covered-table-cell/>
        </table:table-row>
      </table:table>
      <text:h text:style-name="Heading_20_3" text:outline-level="3">Pseudo-random sequence generation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reformatted_20_Text"><text:span text:style-name="Code">int </text:span><text:span text:style-name="Code"><text:span text:style-name="T10">rand</text:span></text:span><text:span text:style-name="Code">()</text:span></text:p>
          </table:table-cell>
          <table:table-cell table:style-name="Table9.A1" table:number-columns-spanned="2" office:value-type="string">
            <text:p text:style-name="P2">Pseudo-random integral number, [0, <text:span text:style-name="Code">RAND_MAX</text:span>].</text:p>
          </table:table-cell>
          <table:covered-table-cell/>
        </table:table-row>
        <table:table-row>
          <table:table-cell table:style-name="Table9.A2" table:number-columns-spanned="2" office:value-type="string">
            <text:p text:style-name="Preformatted_20_Text"><text:span text:style-name="Code">void </text:span><text:span text:style-name="Code"><text:span text:style-name="T10">srand</text:span></text:span><text:span text:style-name="Code">(unsigned int </text:span><text:span text:style-name="Code"><text:span text:style-name="T10">seed</text:span></text:span><text:span text:style-name="Code">)</text:span></text:p>
          </table:table-cell>
          <table:covered-table-cell/>
          <table:table-cell table:style-name="Table9.A2" office:value-type="string">
            <text:p text:style-name="P16">Initialize generator using seed.</text:p>
          </table:table-cell>
        </table:table-row>
      </table:table>
      <text:p text:style-name="P1"/>
      <text:p text:style-name="Standard"><text:span text:style-name="Code">#include &lt;stdlib.h&gt;</text:span></text:p>
      <text:p text:style-name="Standard"><text:span text:style-name="Code"><text:span text:style-name="T10">#include &lt;time.h&gt;</text:span></text:span></text:p>
      <text:p text:style-name="Standard"><text:span text:style-name="Code">int main () {</text:span></text:p>
      <text:p text:style-name="Standard"><text:span text:style-name="Code"><text:span text:style-name="T10"><text:s text:c="2"/>srand ( time(NULL) );</text:span></text:span></text:p>
      <text:p text:style-name="Standard"><text:span text:style-name="Code"><text:s text:c="2"/>/* use </text:span><text:span text:style-name="Code"><text:span text:style-name="T10">rand</text:span></text:span><text:span text:style-name="Code">() */</text:span></text:p>
      <text:p text:style-name="Standard"><text:span text:style-name="Code">}</text:span></text:p>
      <text:h text:style-name="Heading_20_2" text:outline-level="2">&lt;string.h&gt;, or &lt;cstring&gt;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span text:style-name="Code">void * </text:span><text:span text:style-name="Code"><text:span text:style-name="T10">memset</text:span></text:span><text:span text:style-name="Code">(void * </text:span><text:span text:style-name="Code"><text:span text:style-name="T10">p</text:span></text:span><text:span text:style-name="Code">, int </text:span><text:span text:style-name="Code"><text:span text:style-name="T10">c</text:span></text:span><text:span text:style-name="Code">, size_t </text:span><text:span text:style-name="Code"><text:span text:style-name="T10">n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6">writes <text:span text:style-name="Code">n</text:span> copies of <text:span text:style-name="Code">c</text:span> starting at <text:span text:style-name="Code">p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10">strcat</text:span></text:span><text:span text:style-name="Code">(char * </text:span><text:span text:style-name="Code"><text:span text:style-name="T10">dest</text:span></text:span><text:span text:style-name="Code">, char const * </text:span><text:span text:style-name="Code"><text:span text:style-name="T10">src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6">appends the string src to dest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10">strcpy</text:span></text:span><text:span text:style-name="Code">(char * </text:span><text:span text:style-name="Code"><text:span text:style-name="T10">dest</text:span></text:span><text:span text:style-name="Code">, char const * </text:span><text:span text:style-name="Code"><text:span text:style-name="T10">src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6">copy <text:span text:style-name="Code">src</text:span> to <text:span text:style-name="Code">dest</text:span>; return <text:span text:style-name="Code">dest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10">strchr</text:span></text:span><text:span text:style-name="Code">(char const * </text:span><text:span text:style-name="Code"><text:span text:style-name="T10">str</text:span></text:span><text:span text:style-name="Code">, int </text:span><text:span text:style-name="Code"><text:span text:style-name="T10">char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6">First position of <text:span text:style-name="Code">char</text:span> in <text:span text:style-name="Code">str</text:span>; <text:span text:style-name="Code">NULL</text:span> if not found 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10">strrchr</text:span></text:span><text:span text:style-name="Code">(char const * </text:span><text:span text:style-name="Code"><text:span text:style-name="T10">str</text:span></text:span><text:span text:style-name="Code">, int </text:span><text:span text:style-name="Code"><text:span text:style-name="T10">char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6">As <text:span text:style-name="Code">strchr</text:span>, searching from the end</text:p>
          </table:table-cell>
        </table:table-row>
        <table:table-row>
          <table:table-cell table:style-name="Table1.A3" office:value-type="string">
            <text:p text:style-name="Table_20_Contents"><text:span text:style-name="Code">int <text:s text:c="3"/></text:span><text:span text:style-name="Code"><text:span text:style-name="T10">strcmp</text:span></text:span><text:span text:style-name="Code">(char const * </text:span><text:span text:style-name="Code"><text:span text:style-name="T10">s1</text:span></text:span><text:span text:style-name="Code">, char const * </text:span><text:span text:style-name="Code"><text:span text:style-name="T10">s2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6">compare <text:span text:style-name="Code">s1</text:span> and <text:span text:style-name="Code">s2</text:span>; 0 → equal; &gt;0 → <text:span text:style-name="Code">s1</text:span>&gt;<text:span text:style-name="Code">s2</text:span>; &lt;0 → <text:span text:style-name="Code">s1</text:span>&lt;<text:span text:style-name="Code">s2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size_t </text:span><text:span text:style-name="Code"><text:span text:style-name="T10">strspn</text:span></text:span><text:span text:style-name="Code">(char const * </text:span><text:span text:style-name="Code"><text:span text:style-name="T10">s</text:span></text:span><text:span text:style-name="Code">, char const * </text:span><text:span text:style-name="Code"><text:span text:style-name="T10">accept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6">length of prefix of <text:span text:style-name="Code">s</text:span> consisting of characters in <text:span text:style-name="Code">accept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size_t </text:span><text:span text:style-name="Code"><text:span text:style-name="T10">strcspn</text:span></text:span><text:span text:style-name="Code">(char const * </text:span><text:span text:style-name="Code"><text:span text:style-name="T10">s</text:span></text:span><text:span text:style-name="Code">, char const * </text:span><text:span text:style-name="Code"><text:span text:style-name="T10">reject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6">length of prefix of <text:span text:style-name="Code">s</text:span> consisting of characters not in <text:span text:style-name="Code">reject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10">strpbrk</text:span></text:span><text:span text:style-name="Code">(char const * </text:span><text:span text:style-name="Code"><text:span text:style-name="T10">s</text:span></text:span><text:span text:style-name="Code">, char const * </text:span><text:span text:style-name="Code"><text:span text:style-name="T10">accept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6">first character in <text:span text:style-name="Code">s</text:span> that occurs in <text:span text:style-name="Code">accept;</text:span> <text:span text:style-name="Code">NULL</text:span> if none found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10">strstr</text:span></text:span><text:span text:style-name="Code">(char const * </text:span><text:span text:style-name="Code"><text:span text:style-name="T10">h</text:span></text:span><text:span text:style-name="Code">, char const * </text:span><text:span text:style-name="Code"><text:span text:style-name="T10">n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6">first occurrence of <text:span text:style-name="Code">n</text:span> in <text:span text:style-name="Code">h</text:span>; or <text:span text:style-name="Code">NULL</text:span> if none found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10">strdup</text:span></text:span><text:span text:style-name="Code">(char const * </text:span><text:span text:style-name="Code"><text:span text:style-name="T10">src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0">returns a pointer to <text:span text:style-name="Code">malloc</text:span>’d copy of <text:span text:style-name="Code">src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size_t </text:span><text:span text:style-name="Code"><text:span text:style-name="T10">strlen</text:span></text:span><text:span text:style-name="Code">(char const * </text:span><text:span text:style-name="Code"><text:span text:style-name="T10">s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0">number of bytes from <text:span text:style-name="Code">s</text:span> until occurrence of <text:span text:style-name="Code">NULL</text:span></text:p>
          </table:table-cell>
        </table:table-row>
      </table:table>
      <text:h text:style-name="Heading_20_2" text:outline-level="2">&lt;stdarg.h&gt;, or &lt;cstdarg&gt;</text:h>
      <text:p text:style-name="Standard"><text:span text:style-name="Code">#include &lt;stdio.h&gt;</text:span></text:p>
      <text:p text:style-name="Standard"><text:span text:style-name="Code">#include &lt;stdarg.h&gt;</text:span></text:p>
      <text:p text:style-name="Standard"><text:span text:style-name="Code">void printints(FILE * </text:span><text:span text:style-name="Code"><text:span text:style-name="T10">f</text:span></text:span><text:span text:style-name="Code">, </text:span><text:span text:style-name="Code"><text:span text:style-name="T10">...</text:span></text:span><text:span text:style-name="Code">) {</text:span></text:p>
      <text:p text:style-name="Standard"><text:span text:style-name="Code"><text:s text:c="2"/>int i;</text:span></text:p>
      <text:p text:style-name="Standard"><text:span text:style-name="Code"><text:s text:c="2"/></text:span><text:span text:style-name="Code"><text:span text:style-name="T10">va_list ap</text:span></text:span><text:span text:style-name="Code"><text:span text:style-name="T12">;</text:span></text:span></text:p>
      <text:p text:style-name="Standard"><text:span text:style-name="Code"><text:s text:c="2"/></text:span><text:span text:style-name="Code"><text:span text:style-name="T10">va_start(ap, f)</text:span></text:span><text:span text:style-name="Code"><text:span text:style-name="T12">;</text:span></text:span></text:p>
      <text:p text:style-name="Standard"><text:span text:style-name="Code"><text:s text:c="2"/>while(i = </text:span><text:span text:style-name="Code"><text:span text:style-name="T10">va_arg(ap, int)</text:span></text:span><text:span text:style-name="Code">) printf("%d ", i);</text:span></text:p>
      <text:p text:style-name="Standard"><text:span text:style-name="Code"><text:s text:c="2"/></text:span><text:span text:style-name="Code"><text:span text:style-name="T10">va_end(ap)</text:span></text:span><text:span text:style-name="Code"><text:span text:style-name="T12">;</text:span></text:span></text:p>
      <text:p text:style-name="Standard"><text:span text:style-name="Code">}</text:span></text:p>
      <text:p text:style-name="Standard"><text:span text:style-name="Code">void main() {</text:span></text:p>
      <text:p text:style-name="Standard"><text:span text:style-name="Code"><text:s text:c="2"/></text:span><text:span text:style-name="Code"><text:span text:style-name="T10">printints</text:span></text:span><text:span text:style-name="Code">(stdout, </text:span><text:span text:style-name="Code"><text:span text:style-name="T10">1, 2, 3, 4</text:span></text:span><text:span text:style-name="Code">); /* Prints: 1 2 3 4 */</text:span></text:p>
      <text:p text:style-name="Standard"><text:span text:style-name="Code"><text:s text:c="2"/></text:span><text:span text:style-name="Code"><text:span text:style-name="T10">printints</text:span></text:span><text:span text:style-name="Code">(stdout, </text:span><text:span text:style-name="Code"><text:span text:style-name="T10">1, 2, 0, 4</text:span></text:span><text:span text:style-name="Code">); /* Prints: 1 2 */</text:span></text:p>
      <text:p text:style-name="Standard"><text:span text:style-name="Code">}</text:span></text:p>
      <text:h text:style-name="Heading_20_2" text:outline-level="2">&lt;stdint.h&gt;, or &lt;cstdint&gt;</text:h>
      <text:p text:style-name="Standard">Provides type synonyms: <text:span text:style-name="Code">int8_t</text:span>, <text:span text:style-name="Code">uint8_t</text:span>, <text:span text:style-name="Code">int16_t</text:span>, <text:span text:style-name="Code">uint16_t</text:span>, <text:span text:style-name="Code">int32_t</text:span>, <text:span text:style-name="Code">uint32_t</text:span>, <text:span text:style-name="Code">int64_t</text:span>, <text:span text:style-name="Code">uint64_t</text:span>, and for each, constants <text:span text:style-name="Code">X_MAX</text:span> and <text:span text:style-name="Code">X_MIN</text:span>, where <text:span text:style-name="Code">X</text:span> is the capitalized form of the type name.</text:p>
      <text:h text:style-name="Heading_20_2" text:outline-level="2">&lt;math.h&gt;, or &lt;cmath&gt;</text:h>
      <text:h text:style-name="Heading_20_3" text:outline-level="3">Constants</text:h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P10"><text:span text:style-name="Code"><text:span text:style-name="T10">M_E</text:span></text:span></text:p>
          </table:table-cell>
          <table:table-cell table:style-name="Table4.A1" office:value-type="string">
            <text:p text:style-name="Table_20_Contents"><text:span text:style-name="T49">e</text:span></text:p>
          </table:table-cell>
          <table:table-cell table:style-name="Table4.A1" office:value-type="string">
            <text:p text:style-name="P10"><text:span text:style-name="Code"><text:span text:style-name="T10">M_PI_4</text:span></text:span></text:p>
          </table:table-cell>
          <table:table-cell table:style-name="Table4.A1" office:value-type="string">
            <text:p text:style-name="Table_20_Contents">π/4</text:p>
          </table:table-cell>
        </table:table-row>
        <table:table-row>
          <table:table-cell table:style-name="Table4.A1" office:value-type="string">
            <text:p text:style-name="P10"><text:span text:style-name="Code"><text:span text:style-name="T10">M_LOG2E</text:span></text:span></text:p>
          </table:table-cell>
          <table:table-cell table:style-name="Table4.A1" office:value-type="string">
            <text:p text:style-name="Table_20_Contents">log<text:span text:style-name="T51">2</text:span><text:span text:style-name="T49">e</text:span></text:p>
          </table:table-cell>
          <table:table-cell table:style-name="Table4.A1" office:value-type="string">
            <text:p text:style-name="P10"><text:span text:style-name="Code"><text:span text:style-name="T10">M_1_PI</text:span></text:span></text:p>
          </table:table-cell>
          <table:table-cell table:style-name="Table4.A1" office:value-type="string">
            <text:p text:style-name="Table_20_Contents">1/π</text:p>
          </table:table-cell>
        </table:table-row>
        <table:table-row>
          <table:table-cell table:style-name="Table4.A1" office:value-type="string">
            <text:p text:style-name="P10"><text:span text:style-name="Code"><text:span text:style-name="T10">M_LOG10E</text:span></text:span></text:p>
          </table:table-cell>
          <table:table-cell table:style-name="Table4.A1" office:value-type="string">
            <text:p text:style-name="Table_20_Contents">log<text:span text:style-name="T51">10</text:span><text:span text:style-name="T49">e</text:span></text:p>
          </table:table-cell>
          <table:table-cell table:style-name="Table4.A1" office:value-type="string">
            <text:p text:style-name="P10"><text:span text:style-name="Code"><text:span text:style-name="T10">M_2_PI</text:span></text:span></text:p>
          </table:table-cell>
          <table:table-cell table:style-name="Table4.A1" office:value-type="string">
            <text:p text:style-name="Table_20_Contents">2 × 1/π</text:p>
          </table:table-cell>
        </table:table-row>
        <table:table-row>
          <table:table-cell table:style-name="Table4.A1" office:value-type="string">
            <text:p text:style-name="P10"><text:span text:style-name="Code"><text:span text:style-name="T10">M_LN2</text:span></text:span></text:p>
          </table:table-cell>
          <table:table-cell table:style-name="Table4.A1" office:value-type="string">
            <text:p text:style-name="Table_20_Contents">ln(2)</text:p>
          </table:table-cell>
          <table:table-cell table:style-name="Table4.A1" office:value-type="string">
            <text:p text:style-name="P10"><text:span text:style-name="Code"><text:span text:style-name="T10">M_2_SQRTPI</text:span></text:span></text:p>
          </table:table-cell>
          <table:table-cell table:style-name="Table4.A1" office:value-type="string">
            <text:p text:style-name="Table_20_Contents">2 × 1/<text:span text:style-name="T25">√</text:span>π</text:p>
          </table:table-cell>
        </table:table-row>
        <table:table-row>
          <table:table-cell table:style-name="Table4.A1" office:value-type="string">
            <text:p text:style-name="P10"><text:span text:style-name="Code"><text:span text:style-name="T10">M_LN10</text:span></text:span></text:p>
          </table:table-cell>
          <table:table-cell table:style-name="Table4.A1" office:value-type="string">
            <text:p text:style-name="Table_20_Contents">ln(10)</text:p>
          </table:table-cell>
          <table:table-cell table:style-name="Table4.A1" office:value-type="string">
            <text:p text:style-name="P10"><text:span text:style-name="Code"><text:span text:style-name="T10">M_SQRT2</text:span></text:span></text:p>
          </table:table-cell>
          <table:table-cell table:style-name="Table4.A1" office:value-type="string">
            <text:p text:style-name="Table_20_Contents"><text:span text:style-name="T25">√</text:span>2</text:p>
          </table:table-cell>
        </table:table-row>
        <table:table-row>
          <table:table-cell table:style-name="Table4.A1" office:value-type="string">
            <text:p text:style-name="P10"><text:span text:style-name="Code"><text:span text:style-name="T10">M_PI</text:span></text:span></text:p>
          </table:table-cell>
          <table:table-cell table:style-name="Table4.A1" office:value-type="string">
            <text:p text:style-name="Table_20_Contents">π</text:p>
          </table:table-cell>
          <table:table-cell table:style-name="Table4.A1" office:value-type="string">
            <text:p text:style-name="P10"><text:span text:style-name="Code"><text:span text:style-name="T10">M_SQRT1_2</text:span></text:span></text:p>
          </table:table-cell>
          <table:table-cell table:style-name="Table4.A1" office:value-type="string">
            <text:p text:style-name="Table_20_Contents">√½</text:p>
          </table:table-cell>
        </table:table-row>
        <table:table-row>
          <table:table-cell table:style-name="Table4.A1" office:value-type="string">
            <text:p text:style-name="P10"><text:span text:style-name="Code"><text:span text:style-name="T10">M_PI_2</text:span></text:span></text:p>
          </table:table-cell>
          <table:table-cell table:style-name="Table4.A1" office:value-type="string">
            <text:p text:style-name="Table_20_Contents">π/2</text:p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Table_20_Contents"/>
          </table:table-cell>
        </table:table-row>
      </table:table>
      <text:h text:style-name="Heading_20_3" text:outline-level="3">Trig functions</text:h>
      <text:p text:style-name="Text_20_body">Use radians. <text:s/>Defined for <text:span text:style-name="Code">float</text:span>, <text:span text:style-name="Code">double</text:span>, and <text:span text:style-name="Code">long double</text:span>.</text:p>
      <table:table table:name="Table12" table:style-name="Table12">
        <table:table-column table:style-name="Table12.A" table:number-columns-repeated="4"/>
        <table:table-row>
          <table:table-cell table:style-name="Table12.A1" office:value-type="string">
            <text:p text:style-name="P9"><text:span text:style-name="Code"><text:span text:style-name="T10">cos</text:span></text:span></text:p>
          </table:table-cell>
          <table:table-cell table:style-name="Table12.A1" office:value-type="string">
            <text:p text:style-name="P9"><text:span text:style-name="Code"><text:span text:style-name="T10">sin</text:span></text:span></text:p>
          </table:table-cell>
          <table:table-cell table:style-name="Table12.A1" office:value-type="string">
            <text:p text:style-name="P9"><text:span text:style-name="Code"><text:span text:style-name="T10">tan</text:span></text:span></text:p>
          </table:table-cell>
          <table:table-cell table:style-name="Table12.A1" office:value-type="string">
            <text:p text:style-name="P9"><text:span text:style-name="Code"><text:span text:style-name="T10"/></text:span></text:p>
          </table:table-cell>
        </table:table-row>
        <table:table-row>
          <table:table-cell table:style-name="Table12.A1" office:value-type="string">
            <text:p text:style-name="P9"><text:span text:style-name="Code"><text:span text:style-name="T10">acos</text:span></text:span></text:p>
          </table:table-cell>
          <table:table-cell table:style-name="Table12.A1" office:value-type="string">
            <text:p text:style-name="P9"><text:span text:style-name="Code"><text:span text:style-name="T10">asin</text:span></text:span></text:p>
          </table:table-cell>
          <table:table-cell table:style-name="Table12.A1" office:value-type="string">
            <text:p text:style-name="P9"><text:span text:style-name="Code"><text:span text:style-name="T10">atan</text:span></text:span></text:p>
          </table:table-cell>
          <table:table-cell table:style-name="Table12.A1" office:value-type="string">
            <text:p text:style-name="P9"><text:span text:style-name="Code"><text:span text:style-name="T10">atan2</text:span></text:span><text:span text:style-name="Code"><text:span text:style-name="T12">(y, x)</text:span></text:span></text:p>
          </table:table-cell>
        </table:table-row>
        <table:table-row>
          <table:table-cell table:style-name="Table12.A3" office:value-type="string">
            <text:p text:style-name="P9"><text:span text:style-name="Code"><text:span text:style-name="T10">cosh</text:span></text:span></text:p>
          </table:table-cell>
          <table:table-cell table:style-name="Table12.A3" office:value-type="string">
            <text:p text:style-name="P9"><text:span text:style-name="Code"><text:span text:style-name="T10">sinh</text:span></text:span></text:p>
          </table:table-cell>
          <table:table-cell table:style-name="Table12.A3" office:value-type="string">
            <text:p text:style-name="P9"><text:span text:style-name="Code"><text:span text:style-name="T10">tanh</text:span></text:span></text:p>
          </table:table-cell>
          <table:table-cell table:style-name="Table12.A3" office:value-type="string">
            <text:p text:style-name="P9"/>
          </table:table-cell>
        </table:table-row>
      </table:table>
      <text:h text:style-name="Heading_20_3" text:outline-level="3">Exponential and logarithmic functions</text:h>
      <text:p text:style-name="Text_20_body">The typename T may be <text:span text:style-name="Code">float</text:span>, <text:span text:style-name="Code">double</text:span>, or <text:span text:style-name="Code">long double</text:span>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ext_20_body"><text:span text:style-name="Code">T </text:span><text:span text:style-name="Code"><text:span text:style-name="T10">exp</text:span></text:span><text:span text:style-name="Code">(T x)</text:span></text:p>
          </table:table-cell>
          <table:table-cell table:style-name="Table6.A1" office:value-type="string">
            <text:p text:style-name="Table_20_Contents"><text:span text:style-name="T49">e</text:span><text:span text:style-name="T56">x</text:span></text:p>
          </table:table-cell>
        </table:table-row>
        <table:table-row>
          <table:table-cell table:style-name="Table6.A1" office:value-type="string">
            <text:p text:style-name="Table_20_Contents"><text:span text:style-name="Code">T </text:span><text:span text:style-name="Code"><text:span text:style-name="T10">frexp</text:span></text:span><text:span text:style-name="Code">(T x, int *exp)</text:span></text:p>
          </table:table-cell>
          <table:table-cell table:style-name="Table6.A1" office:value-type="string">
            <text:p text:style-name="Table_20_Contents">Breaks <text:span text:style-name="Code">x</text:span> into <text:span text:style-name="Code">sig</text:span> × 2<text:span text:style-name="Code"><text:span text:style-name="T56">exp</text:span></text:span><text:span text:style-name="T57">; returns </text:span><text:span text:style-name="Code"><text:span text:style-name="T57">sig</text:span></text:span></text:p>
          </table:table-cell>
        </table:table-row>
        <table:table-row>
          <table:table-cell table:style-name="Table6.A1" office:value-type="string">
            <text:p text:style-name="Table_20_Contents"><text:span text:style-name="Code">T </text:span><text:span text:style-name="Code"><text:span text:style-name="T10">ldexp</text:span></text:span><text:span text:style-name="Code">(T sig, int exp)</text:span></text:p>
          </table:table-cell>
          <table:table-cell table:style-name="Table6.A1" office:value-type="string">
            <text:p text:style-name="Table_20_Contents"><text:span text:style-name="Code">sig</text:span> × 2<text:span text:style-name="Code"><text:span text:style-name="T56">exp</text:span></text:span></text:p>
          </table:table-cell>
        </table:table-row>
        <table:table-row>
          <table:table-cell table:style-name="Table6.A1" office:value-type="string">
            <text:p text:style-name="Table_20_Contents"><text:span text:style-name="Code">T </text:span><text:span text:style-name="Code"><text:span text:style-name="T10">log</text:span></text:span><text:span text:style-name="Code">(T x)</text:span></text:p>
          </table:table-cell>
          <table:table-cell table:style-name="Table6.A1" office:value-type="string">
            <text:p text:style-name="Table_20_Contents">ln <text:span text:style-name="Code">x</text:span></text:p>
          </table:table-cell>
        </table:table-row>
        <table:table-row>
          <table:table-cell table:style-name="Table6.A1" office:value-type="string">
            <text:p text:style-name="Table_20_Contents"><text:span text:style-name="Code">T </text:span><text:span text:style-name="Code"><text:span text:style-name="T10">log10</text:span></text:span><text:span text:style-name="Code">(T x)</text:span></text:p>
          </table:table-cell>
          <table:table-cell table:style-name="Table6.A1" office:value-type="string">
            <text:p text:style-name="Table_20_Contents">log<text:span text:style-name="T51">10</text:span> <text:span text:style-name="Code">x</text:span></text:p>
          </table:table-cell>
        </table:table-row>
        <table:table-row>
          <table:table-cell table:style-name="Table6.A1" office:value-type="string">
            <text:p text:style-name="Table_20_Contents"><text:span text:style-name="Code">T </text:span><text:span text:style-name="Code"><text:span text:style-name="T10">modf</text:span></text:span><text:span text:style-name="Code">(T x, T * i)</text:span></text:p>
          </table:table-cell>
          <table:table-cell table:style-name="Table6.A1" office:value-type="string">
            <text:p text:style-name="Table_20_Contents">floor(<text:span text:style-name="Code">x</text:span>) in <text:span text:style-name="Code">i</text:span>; returns remainder</text:p>
          </table:table-cell>
        </table:table-row>
      </table:table>
      <text:h text:style-name="Heading_20_3" text:outline-level="3">Power functions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<text:span text:style-name="Code">T </text:span><text:span text:style-name="Code"><text:span text:style-name="T10">pow</text:span></text:span><text:span text:style-name="Code">(T base, T exp)</text:span></text:p>
          </table:table-cell>
          <table:table-cell table:style-name="Table7.A1" office:value-type="string">
            <text:p text:style-name="Table_20_Contents"><text:span text:style-name="Code">base</text:span><text:span text:style-name="Code"><text:span text:style-name="T56">exp</text:span></text:span></text:p>
          </table:table-cell>
        </table:table-row>
        <table:table-row>
          <table:table-cell table:style-name="Table7.A1" office:value-type="string">
            <text:p text:style-name="Table_20_Contents"><text:span text:style-name="Code">T </text:span><text:span text:style-name="Code"><text:span text:style-name="T10">sqrt</text:span></text:span><text:span text:style-name="Code">(T x)</text:span></text:p>
          </table:table-cell>
          <table:table-cell table:style-name="Table7.A1" office:value-type="string">
            <text:p text:style-name="Table_20_Contents"><text:span text:style-name="T25">√</text:span><text:span text:style-name="Code">x</text:span></text:p>
          </table:table-cell>
        </table:table-row>
      </table:table>
      <text:h text:style-name="Heading_20_3" text:outline-level="3">Rounding functions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Contents"><text:span text:style-name="Code">T </text:span><text:span text:style-name="Code"><text:span text:style-name="T10">ceil</text:span></text:span><text:span text:style-name="Code">(T x)</text:span></text:p>
          </table:table-cell>
          <table:table-cell table:style-name="Table8.A1" office:value-type="string">
            <text:p text:style-name="Table_20_Contents">The next whole number above <text:span text:style-name="Code">x</text:span></text:p>
          </table:table-cell>
        </table:table-row>
        <table:table-row>
          <table:table-cell table:style-name="Table8.A1" office:value-type="string">
            <text:p text:style-name="Table_20_Contents"><text:span text:style-name="Code">T </text:span><text:span text:style-name="Code"><text:span text:style-name="T10">fabs</text:span></text:span><text:span text:style-name="Code">(T x)</text:span></text:p>
          </table:table-cell>
          <table:table-cell table:style-name="Table8.A1" office:value-type="string">
            <text:p text:style-name="Table_20_Contents">The absolute value of <text:span text:style-name="Code">x</text:span></text:p>
          </table:table-cell>
        </table:table-row>
        <table:table-row>
          <table:table-cell table:style-name="Table8.A1" office:value-type="string">
            <text:p text:style-name="Table_20_Contents"><text:span text:style-name="Code">T </text:span><text:span text:style-name="Code"><text:span text:style-name="T10">floor</text:span></text:span><text:span text:style-name="Code">(T x)</text:span></text:p>
          </table:table-cell>
          <table:table-cell table:style-name="Table8.A1" office:value-type="string">
            <text:p text:style-name="Table_20_Contents">The previous whole number below <text:span text:style-name="Code">x</text:span></text:p>
          </table:table-cell>
        </table:table-row>
        <table:table-row>
          <table:table-cell table:style-name="Table8.A1" office:value-type="string">
            <text:p text:style-name="Table_20_Contents"><text:span text:style-name="Code">T </text:span><text:span text:style-name="Code"><text:span text:style-name="T10">fmod</text:span></text:span><text:span text:style-name="Code">(T num, denom)</text:span></text:p>
          </table:table-cell>
          <table:table-cell table:style-name="Table8.A1" office:value-type="string">
            <text:p text:style-name="Table_20_Contents">Remainder of <text:span text:style-name="Code">num</text:span>/<text:span text:style-name="Code">denom</text:span></text:p>
          </table:table-cell>
        </table:table-row>
      </table:table>
      <text:h text:style-name="Heading_20_2" text:outline-level="2">&lt;ctype.h&gt;, or &lt;cctype&gt;</text:h>
      <text:p text:style-name="Standard">This defines <text:span text:style-name="Code">tolower</text:span> and <text:span text:style-name="Code">toupper</text:span>, in the form <text:span text:style-name="Code">int toX(int c)</text:span>. <text:s/>Returns <text:span text:style-name="Code">isalpha(c) ? the converted character : c</text:span>. <text:s/>The following are in the form <text:span text:style-name="Code">int isX(int)</text:span>. <text:s/>Note all parameters are <text:span text:style-name="Code">int</text:span>s – cast all chars to <text:span text:style-name="Code">uint_8</text:span>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<text:span text:style-name="Code"><text:span text:style-name="T7">isalnum</text:span></text:span></text:p>
          </table:table-cell>
          <table:table-cell table:style-name="Table2.A1" office:value-type="string">
            <text:p text:style-name="Table_20_Contents">alphanumeric character</text:p>
          </table:table-cell>
        </table:table-row>
        <table:table-row>
          <table:table-cell table:style-name="Table2.A1" office:value-type="string">
            <text:p text:style-name="P14"><text:span text:style-name="Code"><text:span text:style-name="T7">isalpha</text:span></text:span></text:p>
          </table:table-cell>
          <table:table-cell table:style-name="Table2.A1" office:value-type="string">
            <text:p text:style-name="Table_20_Contents">alphabetic character</text:p>
          </table:table-cell>
        </table:table-row>
        <table:table-row>
          <table:table-cell table:style-name="Table2.A3" office:value-type="string">
            <text:p text:style-name="P14"><text:span text:style-name="Code"><text:span text:style-name="T7">isupper</text:span></text:span></text:p>
          </table:table-cell>
          <table:table-cell table:style-name="Table2.A3" office:value-type="string">
            <text:p text:style-name="Table_20_Contents">uppercase character</text:p>
          </table:table-cell>
        </table:table-row>
        <table:table-row>
          <table:table-cell table:style-name="Table2.A1" office:value-type="string">
            <text:p text:style-name="P14"><text:span text:style-name="Code"><text:span text:style-name="T7">islower</text:span></text:span></text:p>
          </table:table-cell>
          <table:table-cell table:style-name="Table2.A1" office:value-type="string">
            <text:p text:style-name="Table_20_Contents">lowercase character</text:p>
          </table:table-cell>
        </table:table-row>
        <table:table-row>
          <table:table-cell table:style-name="Table2.A3" office:value-type="string">
            <text:p text:style-name="P14"><text:span text:style-name="Code"><text:span text:style-name="T7">ispunct</text:span></text:span></text:p>
          </table:table-cell>
          <table:table-cell table:style-name="Table2.A3" office:value-type="string">
            <text:p text:style-name="Table_20_Contents">punctuation character</text:p>
          </table:table-cell>
        </table:table-row>
        <table:table-row>
          <table:table-cell table:style-name="Table2.A3" office:value-type="string">
            <text:p text:style-name="P14"><text:span text:style-name="Code"><text:span text:style-name="T7">isdigit</text:span></text:span></text:p>
          </table:table-cell>
          <table:table-cell table:style-name="Table2.A3" office:value-type="string">
            <text:p text:style-name="Table_20_Contents">digit</text:p>
          </table:table-cell>
        </table:table-row>
        <table:table-row>
          <table:table-cell table:style-name="Table2.A1" office:value-type="string">
            <text:p text:style-name="P14"><text:span text:style-name="Code"><text:span text:style-name="T7">isxdigit</text:span></text:span></text:p>
          </table:table-cell>
          <table:table-cell table:style-name="Table2.A1" office:value-type="string">
            <text:p text:style-name="Table_20_Contents">hexadecimal digit</text:p>
          </table:table-cell>
        </table:table-row>
        <table:table-row>
          <table:table-cell table:style-name="Table2.A3" office:value-type="string">
            <text:p text:style-name="P14"><text:span text:style-name="Code"><text:span text:style-name="T7">isprint</text:span></text:span></text:p>
          </table:table-cell>
          <table:table-cell table:style-name="Table2.A3" office:value-type="string">
            <text:p text:style-name="Table_20_Contents">printable character, including space</text:p>
          </table:table-cell>
        </table:table-row>
        <table:table-row>
          <table:table-cell table:style-name="Table2.A1" office:value-type="string">
            <text:p text:style-name="P14"><text:span text:style-name="Code"><text:span text:style-name="T7">isgraph</text:span></text:span></text:p>
          </table:table-cell>
          <table:table-cell table:style-name="Table2.A1" office:value-type="string">
            <text:p text:style-name="Table_20_Contents">graphic character, excluding space</text:p>
          </table:table-cell>
        </table:table-row>
        <table:table-row>
          <table:table-cell table:style-name="Table2.A3" office:value-type="string">
            <text:p text:style-name="P14"><text:span text:style-name="Code"><text:span text:style-name="T7">isspace</text:span></text:span></text:p>
          </table:table-cell>
          <table:table-cell table:style-name="Table2.A3" office:value-type="string">
            <text:p text:style-name="Table_20_Contents">whitespace character</text:p>
          </table:table-cell>
        </table:table-row>
        <table:table-row>
          <table:table-cell table:style-name="Table2.A1" office:value-type="string">
            <text:p text:style-name="P14"><text:span text:style-name="Code"><text:span text:style-name="T7">isblank</text:span></text:span></text:p>
          </table:table-cell>
          <table:table-cell table:style-name="Table2.A1" office:value-type="string">
            <text:p text:style-name="Table_20_Contents">blank character</text:p>
          </table:table-cell>
        </table:table-row>
        <table:table-row>
          <table:table-cell table:style-name="Table2.A3" office:value-type="string">
            <text:p text:style-name="P14"><text:span text:style-name="Code"><text:span text:style-name="T7">iscntrl</text:span></text:span></text:p>
          </table:table-cell>
          <table:table-cell table:style-name="Table2.A3" office:value-type="string">
            <text:p text:style-name="Table_20_Contents">control character</text:p>
          </table:table-cell>
        </table:table-row>
      </table:table>
      <text:h text:style-name="Heading_20_2" text:outline-level="2">&lt;istream&gt;</text:h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row>
          <table:table-cell table:style-name="Table24.A1" table:number-columns-spanned="2" office:value-type="string">
            <text:p text:style-name="Preformatted_20_Text"><text:span text:style-name="Code">int </text:span><text:span text:style-name="Code"><text:span text:style-name="T10">get</text:span></text:span><text:span text:style-name="Code">()</text:span></text:p>
          </table:table-cell>
          <table:covered-table-cell/>
          <table:table-cell table:style-name="Table24.A1" table:number-columns-spanned="3" office:value-type="string">
            <text:p text:style-name="P16">Get the next character cast as an <text:span text:style-name="Code">int</text:span></text:p>
          </table:table-cell>
          <table:covered-table-cell/>
          <table:covered-table-cell/>
        </table:table-row>
        <table:table-row>
          <table:table-cell table:style-name="Table24.A2" table:number-columns-spanned="3" office:value-type="string">
            <text:p text:style-name="Preformatted_20_Text"><text:span text:style-name="Code">istream&amp; </text:span><text:span text:style-name="Code"><text:span text:style-name="T10">get</text:span></text:span><text:span text:style-name="Code">(char &amp; </text:span><text:span text:style-name="Code"><text:span text:style-name="T10">c</text:span></text:span><text:span text:style-name="Code">)</text:span></text:p>
          </table:table-cell>
          <table:covered-table-cell/>
          <table:covered-table-cell/>
          <table:table-cell table:style-name="Table24.A2" table:number-columns-spanned="2" office:value-type="string">
            <text:p text:style-name="P16">Put the next character into <text:span text:style-name="Code">c</text:span></text:p>
          </table:table-cell>
          <table:covered-table-cell/>
        </table:table-row>
        <table:table-row>
          <table:table-cell table:style-name="Table24.A2" table:number-columns-spanned="5" office:value-type="string">
            <text:p text:style-name="Preformatted_20_Text"><text:span text:style-name="Code">istream&amp; </text:span><text:span text:style-name="Code"><text:span text:style-name="T10">getline</text:span></text:span><text:span text:style-name="Code">(char * </text:span><text:span text:style-name="Code"><text:span text:style-name="T10">s</text:span></text:span><text:span text:style-name="Code">, streamsize </text:span><text:span text:style-name="Code"><text:span text:style-name="T10">n</text:span></text:span><text:span text:style-name="Code">, char </text:span><text:span text:style-name="Code"><text:span text:style-name="T10">delim</text:span></text:span><text:span text:style-name="Code">=‘\n’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5" office:value-type="string">
            <text:p text:style-name="P16">Get chars into <text:span text:style-name="Code">s</text:span> until <text:span text:style-name="Code">n-1</text:span> chars, or <text:span text:style-name="Code">delim</text:span>, or EOF. <text:s/>Discard <text:span text:style-name="Code">delim</text:span>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2" office:value-type="string">
            <text:p text:style-name="Preformatted_20_Text"><text:span text:style-name="Code">int </text:span><text:span text:style-name="Code"><text:span text:style-name="T10">peek</text:span></text:span><text:span text:style-name="Code">()</text:span></text:p>
          </table:table-cell>
          <table:table-cell table:style-name="Table24.A2" table:number-columns-spanned="4" office:value-type="string">
            <text:p text:style-name="P16">Get the next character without extracting it</text:p>
          </table:table-cell>
          <table:covered-table-cell/>
          <table:covered-table-cell/>
          <table:covered-table-cell/>
        </table:table-row>
        <table:table-row>
          <table:table-cell table:style-name="Table24.A2" table:number-columns-spanned="5" office:value-type="string">
            <text:p text:style-name="Preformatted_20_Text"><text:span text:style-name="Code">istream&amp; </text:span><text:span text:style-name="Code"><text:span text:style-name="T10">putback</text:span></text:span><text:span text:style-name="Code">(char </text:span><text:span text:style-name="Code"><text:span text:style-name="T10">c</text:span></text:span><text:span text:style-name="Code">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5" office:value-type="string">
            <text:p text:style-name="P16">Put the character <text:span text:style-name="Code">c</text:span> back into the stream as the next to be rea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2" table:number-columns-spanned="5" office:value-type="string">
            <text:p text:style-name="Preformatted_20_Text"><text:span text:style-name="Code">ostream&amp; </text:span><text:span text:style-name="Code"><text:span text:style-name="T10">operator&lt;&lt;</text:span></text:span><text:span text:style-name="Code">(T&amp; </text:span><text:span text:style-name="Code"><text:span text:style-name="T10">val</text:span></text:span><text:span text:style-name="Code">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5" office:value-type="string">
            <text:p text:style-name="P16">Attempt to parse incoming chars as a value of type <text:span text:style-name="Code">T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2" table:number-columns-spanned="4" office:value-type="string">
            <text:p text:style-name="Preformatted_20_Text"><text:span text:style-name="Code">bool </text:span><text:span text:style-name="Code"><text:span text:style-name="T10">eof</text:span></text:span><text:span text:style-name="Code">() const</text:span></text:p>
          </table:table-cell>
          <table:covered-table-cell/>
          <table:covered-table-cell/>
          <table:covered-table-cell/>
          <table:table-cell table:style-name="Table24.A2" office:value-type="string">
            <text:p text:style-name="P16">Is the eof bit set?</text:p>
          </table:table-cell>
        </table:table-row>
      </table:table>
      <text:p text:style-name="Standard"/>
      <text:h text:style-name="Heading_20_2" text:outline-level="2">&lt;ostream&gt;</text:h>
      <table:table table:name="Table23" table:style-name="Table23">
        <table:table-column table:style-name="Table23.A" table:number-columns-repeated="2"/>
        <table:table-row>
          <table:table-cell table:style-name="Table23.A1" office:value-type="string">
            <text:p text:style-name="Preformatted_20_Text"><text:span text:style-name="Code">ostream&amp; </text:span><text:span text:style-name="Code"><text:span text:style-name="T10">put</text:span></text:span><text:span text:style-name="Code">(char </text:span><text:span text:style-name="Code"><text:span text:style-name="T10">c</text:span></text:span><text:span text:style-name="Code">)</text:span></text:p>
          </table:table-cell>
          <table:table-cell table:style-name="Table23.A1" office:value-type="string">
            <text:p text:style-name="P10">Write <text:span text:style-name="Code">c</text:span> to the output stream</text:p>
          </table:table-cell>
        </table:table-row>
        <table:table-row>
          <table:table-cell table:style-name="Table23.A2" table:number-columns-spanned="2" office:value-type="string">
            <text:p text:style-name="Preformatted_20_Text"><text:span text:style-name="Code">ostream&amp; </text:span><text:span text:style-name="Code"><text:span text:style-name="T10">operator&lt;&lt;</text:span></text:span><text:span text:style-name="Code">(T </text:span><text:span text:style-name="Code"><text:span text:style-name="T10">val</text:span></text:span><text:span text:style-name="Code">)</text:span></text:p>
          </table:table-cell>
          <table:covered-table-cell/>
        </table:table-row>
        <table:table-row>
          <table:table-cell table:style-name="Table23.A3" table:number-columns-spanned="2" office:value-type="string">
            <text:p text:style-name="P10">For a type <text:span text:style-name="Code">T</text:span>, serialize <text:span text:style-name="Code">val</text:span> and stream it out</text:p>
          </table:table-cell>
          <table:covered-table-cell/>
        </table:table-row>
        <table:table-row>
          <table:table-cell table:style-name="Table23.A2" table:number-columns-spanned="2" office:value-type="string">
            <text:p text:style-name="Preformatted_20_Text"><text:span text:style-name="Code">ostream&amp; </text:span><text:span text:style-name="Code"><text:span text:style-name="T10">write</text:span></text:span><text:span text:style-name="Code">(char const * </text:span><text:span text:style-name="Code"><text:span text:style-name="T10">s</text:span></text:span><text:span text:style-name="Code">, streamsize </text:span><text:span text:style-name="Code"><text:span text:style-name="T10">n</text:span></text:span><text:span text:style-name="Code">)</text:span></text:p>
          </table:table-cell>
          <table:covered-table-cell/>
        </table:table-row>
        <table:table-row>
          <table:table-cell table:style-name="Table23.A1" table:number-columns-spanned="2" office:value-type="string">
            <text:p text:style-name="P16">Write <text:span text:style-name="Code">n</text:span> characters out (does not terminate at <text:span text:style-name="Code">NULL</text:span>!)</text:p>
          </table:table-cell>
          <table:covered-table-cell/>
        </table:table-row>
      </table:table>
      <text:h text:style-name="Heading_20_3" text:outline-level="3">Overloading <text:span text:style-name="Code"><text:span text:style-name="T10">operator&lt;&lt;</text:span></text:span> for your classes</text:h>
      <text:p text:style-name="Text_20_body"><text:span text:style-name="Code">class </text:span><text:span text:style-name="Code"><text:span text:style-name="T12">X</text:span></text:span><text:span text:style-name="Code"> {</text:span></text:p>
      <text:p text:style-name="Text_20_body"><text:span text:style-name="Code"><text:s text:c="2"/>char * </text:span><text:span text:style-name="Code"><text:span text:style-name="T12">name</text:span></text:span><text:span text:style-name="Code">;</text:span></text:p>
      <text:p text:style-name="Text_20_body"><text:span text:style-name="Code"><text:s/>public:</text:span></text:p>
      <text:p text:style-name="Text_20_body"><text:span text:style-name="Code"><text:s text:c="2"/></text:span><text:span text:style-name="Code"><text:span text:style-name="T10">friend ostream &amp; operator&lt;&lt;(ostream&amp;, X&amp;);</text:span></text:span></text:p>
      <text:p text:style-name="Text_20_body"><text:span text:style-name="Code">};</text:span></text:p>
      <text:p text:style-name="Text_20_body"><text:span text:style-name="Code"><text:span text:style-name="T10">ostream &amp; X::operator&lt;&lt;(ostream&amp; out, X&amp; x) </text:span></text:span><text:span text:style-name="Code">{</text:span></text:p>
      <text:p text:style-name="Text_20_body"><text:span text:style-name="Code"><text:s text:c="2"/></text:span><text:span text:style-name="Code"><text:span text:style-name="T12">out</text:span></text:span><text:span text:style-name="Code"> &lt;&lt; x.name;</text:span></text:p>
      <text:p text:style-name="Text_20_body"><text:span text:style-name="Code">};</text:span></text:p>
      <text:h text:style-name="Heading_20_3" text:outline-level="3">I/O manipulators</text:h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Table_20_Contents"><text:span text:style-name="Code">dec, hex, oct</text:span></text:p>
          </table:table-cell>
          <table:table-cell table:style-name="Table25.A1" office:value-type="string">
            <text:p text:style-name="Table_20_Contents">integrals are inserted in this base</text:p>
          </table:table-cell>
        </table:table-row>
        <table:table-row>
          <table:table-cell table:style-name="Table25.A1" office:value-type="string">
            <text:p text:style-name="Table_20_Contents"><text:span text:style-name="Code">endl</text:span></text:p>
          </table:table-cell>
          <table:table-cell table:style-name="Table25.A1" office:value-type="string">
            <text:p text:style-name="Table_20_Contents">insert newline; flush buffer</text:p>
          </table:table-cell>
        </table:table-row>
        <table:table-row>
          <table:table-cell table:style-name="Table25.A1" office:value-type="string">
            <text:p text:style-name="Table_20_Contents"><text:span text:style-name="Code">fixed, scientific</text:span></text:p>
          </table:table-cell>
          <table:table-cell table:style-name="Table25.A1" office:value-type="string">
            <text:p text:style-name="Table_20_Contents">floats are inserted in this notation</text:p>
          </table:table-cell>
        </table:table-row>
        <table:table-row>
          <table:table-cell table:style-name="Table25.A1" office:value-type="string">
            <text:p text:style-name="Table_20_Contents"><text:span text:style-name="Code">flush</text:span></text:p>
          </table:table-cell>
          <table:table-cell table:style-name="Table25.A1" office:value-type="string">
            <text:p text:style-name="Table_20_Contents">flush the buffer</text:p>
          </table:table-cell>
        </table:table-row>
        <table:table-row>
          <table:table-cell table:style-name="Table25.A1" office:value-type="string">
            <text:p text:style-name="Table_20_Contents"><text:span text:style-name="Code">left, right</text:span></text:p>
          </table:table-cell>
          <table:table-cell table:style-name="Table25.A1" office:value-type="string">
            <text:p text:style-name="Table_20_Contents">justify fixed-width output left or right</text:p>
          </table:table-cell>
        </table:table-row>
        <table:table-row>
          <table:table-cell table:style-name="Table25.A1" office:value-type="string">
            <text:p text:style-name="Table_20_Contents"><text:span text:style-name="Code">[no]showbase</text:span></text:p>
          </table:table-cell>
          <table:table-cell table:style-name="Table25.A1" office:value-type="string">
            <text:p text:style-name="Table_20_Contents">numbers prefixed with base format prefix</text:p>
          </table:table-cell>
        </table:table-row>
        <table:table-row>
          <table:table-cell table:style-name="Table25.A1" office:value-type="string">
            <text:p text:style-name="Table_20_Contents"><text:span text:style-name="Code">[no]showpoint</text:span></text:p>
          </table:table-cell>
          <table:table-cell table:style-name="Table25.A1" office:value-type="string">
            <text:p text:style-name="Table_20_Contents">decimal point even for whole numbers</text:p>
          </table:table-cell>
        </table:table-row>
        <table:table-row>
          <table:table-cell table:style-name="Table25.A1" office:value-type="string">
            <text:p text:style-name="Preformatted_20_Text"><text:span text:style-name="Code">[no]boolalpha</text:span></text:p>
          </table:table-cell>
          <table:table-cell table:style-name="Table25.A1" office:value-type="string">
            <text:p text:style-name="Table_20_Contents"><text:span text:style-name="Code">bool</text:span>s are inserted as their names</text:p>
          </table:table-cell>
        </table:table-row>
        <table:table-row>
          <table:table-cell table:style-name="Table25.A1" office:value-type="string">
            <text:p text:style-name="Preformatted_20_Text"><text:span text:style-name="Code">[no]showpos</text:span></text:p>
          </table:table-cell>
          <table:table-cell table:style-name="Table25.A1" office:value-type="string">
            <text:p text:style-name="Table_20_Contents">‘+’ precedes every non-negative value</text:p>
          </table:table-cell>
        </table:table-row>
        <table:table-row>
          <table:table-cell table:style-name="Table25.A1" office:value-type="string">
            <text:p text:style-name="Preformatted_20_Text"><text:span text:style-name="Code">[no]unitbuf</text:span></text:p>
          </table:table-cell>
          <table:table-cell table:style-name="Table25.A1" office:value-type="string">
            <text:p text:style-name="Table_20_Contents">buffer is flushed after every insertion</text:p>
          </table:table-cell>
        </table:table-row>
        <table:table-row>
          <table:table-cell table:style-name="Table25.A1" office:value-type="string">
            <text:p text:style-name="Preformatted_20_Text"><text:span text:style-name="Code">[no]uppercase</text:span></text:p>
          </table:table-cell>
          <table:table-cell table:style-name="Table25.A1" office:value-type="string">
            <text:p text:style-name="Table_20_Contents">letters in numerals are uppercased</text:p>
          </table:table-cell>
        </table:table-row>
        <table:table-row>
          <table:table-cell table:style-name="Table25.A1" office:value-type="string">
            <text:p text:style-name="Preformatted_20_Text"><text:span text:style-name="Code">setfill(char)</text:span></text:p>
          </table:table-cell>
          <table:table-cell table:style-name="Table25.A1" office:value-type="string">
            <text:p text:style-name="Table_20_Contents">custom character for padding</text:p>
          </table:table-cell>
        </table:table-row>
        <table:table-row>
          <table:table-cell table:style-name="Table25.A1" office:value-type="string">
            <text:p text:style-name="Preformatted_20_Text"><text:span text:style-name="Code">setprecision(int)</text:span></text:p>
          </table:table-cell>
          <table:table-cell table:style-name="Table25.A1" office:value-type="string">
            <text:p text:style-name="Table_20_Contents">max digits to express floating-point values</text:p>
          </table:table-cell>
        </table:table-row>
        <table:table-row>
          <table:table-cell table:style-name="Table25.A1" office:value-type="string">
            <text:p text:style-name="Preformatted_20_Text"><text:span text:style-name="Code">setw(int)</text:span></text:p>
          </table:table-cell>
          <table:table-cell table:style-name="Table25.A1" office:value-type="string">
            <text:p text:style-name="Table_20_Contents">minimum width of next insertion</text:p>
          </table:table-cell>
        </table:table-row>
      </table:table>
      <text:h text:style-name="Heading_20_2" text:outline-level="2"><text:soft-page-break/>&lt;assert.h&gt;, or &lt;cassert&gt;</text:h>
      <text:p text:style-name="Text_20_body">This provides the macro <text:span text:style-name="Code">assert(expr)</text:span>. <text:s/>Use liberally at every point that something should be expected. <text:s/>To remove effects of runtime assertion, <text:span text:style-name="Code">#define NDEBUG</text:span>.</text:p>
      <text:h text:style-name="Heading_20_2" text:outline-level="2">STL templates: vector&lt;T&gt; and map&lt;T, T&gt;</text:h>
      <text:h text:style-name="Heading_20_3" text:outline-level="3">&lt;vector&gt;</text:h>
      <text:p text:style-name="Text_20_body"><text:span text:style-name="Code">vector&lt;int&gt; v;</text:span></text:p>
      <text:p text:style-name="Text_20_body"><text:span text:style-name="Code">v.push_back(1);</text:span></text:p>
      <text:p text:style-name="Text_20_body"><text:span text:style-name="Code">v.push_back(2);</text:span></text:p>
      <text:p text:style-name="Text_20_body"><text:span text:style-name="Code">for(vector&lt;int&gt;::iterator i = v.begin(); i!=v.end(); ++i) {</text:span></text:p>
      <text:p text:style-name="Text_20_body"><text:span text:style-name="Code"><text:s text:c="2"/>cout &lt;&lt; *i &lt;&lt; ' '; // Output: 1 2 </text:span></text:p>
      <text:p text:style-name="Text_20_body"><text:span text:style-name="Code">}</text:span></text:p>
      <text:p text:style-name="Text_20_body"><text:span text:style-name="Code">while(!v.empty()) {</text:span></text:p>
      <text:p text:style-name="Text_20_body"><text:span text:style-name="Code"><text:s text:c="2"/>cout &lt;&lt; v.back() &lt;&lt; ' '; // Output: 2 1 </text:span></text:p>
      <text:p text:style-name="Text_20_body"><text:span text:style-name="Code"><text:s text:c="2"/>v.pop_back();</text:span></text:p>
      <text:p text:style-name="Text_20_body"><text:span text:style-name="Code">}</text:span></text:p>
      <text:h text:style-name="Heading_20_3" text:outline-level="3">&lt;map&gt;</text:h>
      <text:p text:style-name="Text_20_body"><text:span text:style-name="Code">typedef map&lt;int, char&gt; ICmap;</text:span></text:p>
      <text:p text:style-name="Text_20_body"><text:span text:style-name="Code">ICmap m;</text:span></text:p>
      <text:p text:style-name="Text_20_body"><text:span text:style-name="Code">m[1000] = 'a';</text:span></text:p>
      <text:p text:style-name="Text_20_body"><text:span text:style-name="Code">m[2000] = 'b';</text:span></text:p>
      <text:p text:style-name="Text_20_body"><text:span text:style-name="Code">for(ICmap::iterator it = m.begin(); it != m.end(); ++it)</text:span></text:p>
      <text:p text:style-name="Text_20_body"><text:span text:style-name="Code"><text:s text:c="2"/>cout &lt;&lt; it-&gt;first &lt;&lt; ": " &lt;&lt; it-&gt;second &lt;&lt; endl;</text:span></text:p>
      <text:h text:style-name="Heading_20_2" text:outline-level="2">Sample makefile</text:h>
      <text:p text:style-name="Standard"><text:span text:style-name="Code">ccc = g++ -Wall -g -c</text:span></text:p>
      <text:p text:style-name="Standard"><text:span text:style-name="Code">objects = binary.o object1.o object2.o</text:span></text:p>
      <text:p text:style-name="Standard"><text:span text:style-name="Code">binary: $(objects)</text:span></text:p>
      <text:p text:style-name="Standard"><text:span text:style-name="Code"><text:tab/>g++ -o binary $(objects)</text:span></text:p>
      <text:p text:style-name="Standard"><text:span text:style-name="Code"/></text:p>
      <text:p text:style-name="Standard"><text:span text:style-name="Code">binary.o: binary.cpp [included headers]</text:span></text:p>
      <text:p text:style-name="Standard"><text:span text:style-name="Code"><text:tab/>$(ccc) binary.cpp</text:span></text:p>
      <text:p text:style-name="Standard"><text:span text:style-name="Code"/></text:p>
      <text:p text:style-name="Standard"><text:span text:style-name="Code">object1.o: object1.cpp [included headers]</text:span></text:p>
      <text:p text:style-name="Standard"><text:span text:style-name="Code"><text:tab/>$(ccc) object1.cpp</text:span></text:p>
      <text:p text:style-name="Standard"><text:span text:style-name="Code"/></text:p>
      <text:p text:style-name="Standard"><text:span text:style-name="Code">object2.o: object2.cpp [included headers]</text:span></text:p>
      <text:p text:style-name="Standard"><text:span text:style-name="Code"><text:tab/>$(ccc) object2.cpp</text:span></text:p>
      <text:h text:style-name="Heading_20_2" text:outline-level="2">Sample header file contents</text:h>
      <text:p text:style-name="Text_20_body"><text:span text:style-name="Code">#ifndef &lt;PROJECT&gt;_&lt;PATH&gt;_&lt;FILE&gt;_H_</text:span></text:p>
      <text:p text:style-name="Text_20_body"><text:span text:style-name="Code">#define &lt;PROJECT&gt;_&lt;PATH&gt;_&lt;FILE&gt;_H_</text:span></text:p>
      <text:p text:style-name="Text_20_body"><text:span text:style-name="Code"/></text:p>
      <text:p text:style-name="Text_20_body"><text:span text:style-name="Code">#include &lt;string.h&gt; // Headers for types</text:span></text:p>
      <text:p text:style-name="Text_20_body"><text:span text:style-name="Code">using namespace std;</text:span></text:p>
      <text:p text:style-name="Text_20_body"><text:span text:style-name="Code"/></text:p>
      <text:p text:style-name="Text_20_body"><text:span text:style-name="Code">enum { PROTO, TYPE }; // Type definitions</text:span></text:p>
      <text:p text:style-name="Text_20_body"><text:span text:style-name="Code"/></text:p>
      <text:p text:style-name="Text_20_body"><text:span text:style-name="Code">/** Description of prototype(). */</text:span></text:p>
      <text:p text:style-name="Text_20_body"><text:span text:style-name="Code">int prototype(int, int); // Exported function prototypes</text:span></text:p>
      <text:p text:style-name="Text_20_body"><text:span text:style-name="Code"/></text:p>
      <text:p text:style-name="Text_20_body"><text:span text:style-name="Code">#endif <text:s/>// &lt;PROJECT&gt;_&lt;PATH&gt;_&lt;FILE&gt;_H_</text:span></text:p>
      <text:h text:style-name="Heading_20_2" text:outline-level="2">Sample implementation file contents</text:h>
      <text:p text:style-name="Text_20_body"><text:span text:style-name="Code">#include &lt;string.h&gt; <text:s/>// Library headers</text:span></text:p>
      <text:p text:style-name="Text_20_body"><text:span text:style-name="Code">using namespace std;</text:span></text:p>
      <text:p text:style-name="Text_20_body"><text:span text:style-name="Code">#include "./other.h" <text:s/>// Local headers</text:span></text:p>
      <text:p text:style-name="Text_20_body"><text:span text:style-name="Code">#include "./header.h" <text:s/>// Header file for this implementation</text:span></text:p>
      <text:p text:style-name="Text_20_body"><text:span text:style-name="Code">int prototype(int, int) {return 0;}; // Implement prototypes</text:span></text:p>
      <text:h text:style-name="Heading_20_2" text:outline-level="2">ASCII codes</text:h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11">Character</text:p>
          </table:table-cell>
          <table:table-cell table:style-name="Table3.A1" office:value-type="string">
            <text:p text:style-name="P11">Decimal</text:p>
          </table:table-cell>
          <table:table-cell table:style-name="Table3.A1" office:value-type="string">
            <text:p text:style-name="P11">Hex</text:p>
          </table:table-cell>
          <table:table-cell table:style-name="Table3.A1" office:value-type="string">
            <text:p text:style-name="P11">Binary</text:p>
          </table:table-cell>
        </table:table-row>
        <table:table-row>
          <table:table-cell table:style-name="Table3.A2" office:value-type="float" office:value="0">
            <text:p text:style-name="Table_20_Contents"><text:span text:style-name="Code"><text:span text:style-name="T10">0</text:span></text:span></text:p>
          </table:table-cell>
          <table:table-cell table:style-name="Table3.A2" office:value-type="float" office:value="48">
            <text:p text:style-name="Table_20_Contents">48</text:p>
          </table:table-cell>
          <table:table-cell table:style-name="Table3.A2" office:value-type="float" office:value="30">
            <text:p text:style-name="Table_20_Contents">30</text:p>
          </table:table-cell>
          <table:table-cell table:style-name="Table3.D2" office:value-type="string">
            <text:p text:style-name="Table_20_Contents"><text:span text:style-name="Code">0011 0000</text:span></text:p>
          </table:table-cell>
        </table:table-row>
        <table:table-row>
          <table:table-cell table:style-name="Table3.A3" office:value-type="float" office:value="9">
            <text:p text:style-name="Table_20_Contents"><text:span text:style-name="Code"><text:span text:style-name="T10">9</text:span></text:span></text:p>
          </table:table-cell>
          <table:table-cell table:style-name="Table3.A3" office:value-type="float" office:value="57">
            <text:p text:style-name="Table_20_Contents">57</text:p>
          </table:table-cell>
          <table:table-cell table:style-name="Table3.A3" office:value-type="float" office:value="39">
            <text:p text:style-name="Table_20_Contents">39</text:p>
          </table:table-cell>
          <table:table-cell table:style-name="Table3.A1" office:value-type="string">
            <text:p text:style-name="Table_20_Contents"><text:span text:style-name="Code">0011 1001</text:span></text:p>
          </table:table-cell>
        </table:table-row>
        <table:table-row>
          <table:table-cell table:style-name="Table3.D2" office:value-type="string">
            <text:p text:style-name="Table_20_Contents"><text:span text:style-name="Code"><text:span text:style-name="T10">A</text:span></text:span></text:p>
          </table:table-cell>
          <table:table-cell table:style-name="Table3.A2" office:value-type="float" office:value="65">
            <text:p text:style-name="Table_20_Contents">65</text:p>
          </table:table-cell>
          <table:table-cell table:style-name="Table3.A2" office:value-type="float" office:value="41">
            <text:p text:style-name="Table_20_Contents">41</text:p>
          </table:table-cell>
          <table:table-cell table:style-name="Table3.D2" office:value-type="string">
            <text:p text:style-name="Table_20_Contents"><text:span text:style-name="Code">01</text:span><text:span text:style-name="Code"><text:span text:style-name="T10">0</text:span></text:span><text:span text:style-name="Code">0 0001</text:span></text:p>
          </table:table-cell>
        </table:table-row>
        <table:table-row>
          <table:table-cell table:style-name="Table3.A1" office:value-type="string">
            <text:p text:style-name="Table_20_Contents"><text:span text:style-name="Code"><text:span text:style-name="T10">Z</text:span></text:span></text:p>
          </table:table-cell>
          <table:table-cell table:style-name="Table3.A3" office:value-type="float" office:value="90">
            <text:p text:style-name="Table_20_Contents">90</text:p>
          </table:table-cell>
          <table:table-cell table:style-name="Table3.A1" office:value-type="string">
            <text:p text:style-name="Table_20_Contents">5A</text:p>
          </table:table-cell>
          <table:table-cell table:style-name="Table3.A1" office:value-type="string">
            <text:p text:style-name="Table_20_Contents"><text:span text:style-name="Code">01</text:span><text:span text:style-name="Code"><text:span text:style-name="T10">0</text:span></text:span><text:span text:style-name="Code">1 1010</text:span></text:p>
          </table:table-cell>
        </table:table-row>
        <table:table-row>
          <table:table-cell table:style-name="Table3.D2" office:value-type="string">
            <text:p text:style-name="Table_20_Contents"><text:span text:style-name="Code"><text:span text:style-name="T10">a</text:span></text:span></text:p>
          </table:table-cell>
          <table:table-cell table:style-name="Table3.A2" office:value-type="float" office:value="97">
            <text:p text:style-name="Table_20_Contents">97</text:p>
          </table:table-cell>
          <table:table-cell table:style-name="Table3.A2" office:value-type="float" office:value="61">
            <text:p text:style-name="Table_20_Contents">61</text:p>
          </table:table-cell>
          <table:table-cell table:style-name="Table3.D2" office:value-type="string">
            <text:p text:style-name="Table_20_Contents"><text:span text:style-name="Code">01</text:span><text:span text:style-name="Code"><text:span text:style-name="T10">1</text:span></text:span><text:span text:style-name="Code">0 0001</text:span></text:p>
          </table:table-cell>
        </table:table-row>
        <table:table-row>
          <table:table-cell table:style-name="Table3.A1" office:value-type="string">
            <text:p text:style-name="Table_20_Contents"><text:span text:style-name="Code"><text:span text:style-name="T10">z</text:span></text:span></text:p>
          </table:table-cell>
          <table:table-cell table:style-name="Table3.A3" office:value-type="float" office:value="122">
            <text:p text:style-name="Table_20_Contents">122</text:p>
          </table:table-cell>
          <table:table-cell table:style-name="Table3.A1" office:value-type="string">
            <text:p text:style-name="Table_20_Contents">7A</text:p>
          </table:table-cell>
          <table:table-cell table:style-name="Table3.A1" office:value-type="string">
            <text:p text:style-name="Table_20_Contents"><text:span text:style-name="Code">01</text:span><text:span text:style-name="Code"><text:span text:style-name="T10">1</text:span></text:span><text:span text:style-name="Code">1 1010</text:span></text:p>
          </table:table-cell>
        </table:table-row>
      </table:table>
      <text:h text:style-name="Heading_20_2" text:outline-level="2">Function pointers</text:h>
      <text:p text:style-name="Standard"><text:span text:style-name="Code"><text:span text:style-name="T26">int MyClass::func(char const *); <text:s/>// ordinary class method</text:span></text:span></text:p>
      <text:p text:style-name="Standard"><text:span text:style-name="Code"><text:span text:style-name="T26">int (</text:span></text:span><text:span text:style-name="Code"><text:span text:style-name="T27">MyClass::*funcPtr</text:span></text:span><text:span text:style-name="Code"><text:span text:style-name="T26">)(char*); <text:s/>// data member, pointer</text:span></text:span></text:p>
      <text:p text:style-name="Standard"><text:span text:style-name="Code"><text:span text:style-name="T26"/></text:span></text:p>
      <text:p text:style-name="Standard"><text:span text:style-name="Code"><text:span text:style-name="T26">MyClass c(); <text:s/>// instantiate class on stack</text:span></text:span></text:p>
      <text:p text:style-name="Standard"><text:span text:style-name="Code"><text:span text:style-name="T26">int i = c.func(“56”); <text:s/>// Call ordinary method</text:span></text:span></text:p>
      <text:p text:style-name="Standard"><text:span text:style-name="Code"><text:span text:style-name="T26">i = </text:span></text:span><text:span text:style-name="Code"><text:span text:style-name="T27">(c.*funcPtr)(“56”)</text:span></text:span><text:span text:style-name="Code"><text:span text:style-name="T26">; <text:s/>// Call function pointer</text:span></text:span></text:p>
      <text:p text:style-name="Standard"><text:span text:style-name="Code"><text:span text:style-name="T26"/></text:span></text:p>
      <text:p text:style-name="Standard"><text:span text:style-name="Code"><text:span text:style-name="T26">MyClass *d = new MyClass(); <text:s/>// Allocate new object</text:span></text:span></text:p>
      <text:p text:style-name="Standard"><text:span text:style-name="Code"><text:span text:style-name="T26">i = </text:span></text:span><text:span text:style-name="Code"><text:span text:style-name="T27">(c-&gt;*func)(“56”)</text:span></text:span><text:span text:style-name="Code"><text:span text:style-name="T26">; <text:s/>// Call function pointer</text:span></text:span></text:p>
      <text:p text:style-name="Standard"><text:span text:style-name="Code"><text:span text:style-name="T26"/></text:span></text:p>
      <text:p text:style-name="Standard"><text:span text:style-name="Code"><text:span text:style-name="T26">// `func` points to char*→int</text:span></text:span></text:p>
      <text:p text:style-name="Standard"><text:span text:style-name="Code"><text:span text:style-name="T26">int </text:span></text:span><text:span text:style-name="Code"><text:span text:style-name="T27">(*func)</text:span></text:span><text:span text:style-name="Code"><text:span text:style-name="T26">(char const *) = </text:span></text:span><text:span text:style-name="Code"><text:span text:style-name="T27">&amp;atoi</text:span></text:span><text:span text:style-name="Code"><text:span text:style-name="T26">;</text:span></text:span></text:p>
      <text:p text:style-name="Standard"><text:span text:style-name="Code">i = </text:span><text:span text:style-name="Code"><text:span text:style-name="T10">(*func)</text:span></text:span><text:span text:style-name="Code">(“56”); <text:s/>// call it; i == 56</text:span></text:p>
      <text:p text:style-name="Standard"><text:span text:style-name="Code">func = </text:span><text:span text:style-name="Code"><text:span text:style-name="T10">&amp;MyClass::func</text:span></text:span><text:span text:style-name="Code">; <text:s/>// reassign func</text:span></text:p>
      <text:p text:style-name="Standard"><text:span text:style-name="Code"/></text:p>
      <text:p text:style-name="Standard"><text:span text:style-name="Code">char (*</text:span><text:span text:style-name="Code"><text:span text:style-name="T10">foo</text:span></text:span><text:span text:style-name="Code">(int </text:span><text:span text:style-name="Code"><text:span text:style-name="T10">i</text:span></text:span><text:span text:style-name="Code">))(float) { … } // foo is int→(float→char)</text:span></text:p>
      <text:h text:style-name="Heading_20_2" text:outline-level="2">Operators</text:h>
      <text:h text:style-name="Heading_20_3" text:outline-level="3">Unary prefix operators</text:h>
      <table:table table:name="Table16" table:style-name="Table16">
        <table:table-column table:style-name="Table16.A" table:number-columns-repeated="8"/>
        <table:table-row>
          <table:table-cell table:style-name="Table16.A1" office:value-type="string">
            <text:p text:style-name="P4"><text:span text:style-name="Code">+</text:span></text:p>
          </table:table-cell>
          <table:table-cell table:style-name="Table16.A1" office:value-type="string">
            <text:p text:style-name="P4"><text:span text:style-name="Code">-</text:span></text:p>
          </table:table-cell>
          <table:table-cell table:style-name="Table16.A1" office:value-type="string">
            <text:p text:style-name="P4"><text:span text:style-name="Code">--</text:span></text:p>
          </table:table-cell>
          <table:table-cell table:style-name="Table16.A1" office:value-type="string">
            <text:p text:style-name="P4"><text:span text:style-name="Code">++</text:span></text:p>
          </table:table-cell>
          <table:table-cell table:style-name="Table16.A1" office:value-type="string">
            <text:p text:style-name="P4"><text:span text:style-name="Code">!</text:span></text:p>
          </table:table-cell>
          <table:table-cell table:style-name="Table16.A1" office:value-type="string">
            <text:p text:style-name="P4"><text:span text:style-name="Code">~</text:span></text:p>
          </table:table-cell>
          <table:table-cell table:style-name="Table16.A1" office:value-type="string">
            <text:p text:style-name="P4"><text:span text:style-name="Code">*</text:span></text:p>
          </table:table-cell>
          <table:table-cell table:style-name="Table16.A1" office:value-type="string">
            <text:p text:style-name="P4"><text:span text:style-name="Code">&amp;</text:span></text:p>
          </table:table-cell>
        </table:table-row>
        <table:table-row>
          <table:table-cell table:style-name="Table16.A1" office:value-type="string">
            <text:p text:style-name="P4"><text:span text:style-name="Code">(type)</text:span></text:p>
          </table:table-cell>
          <table:table-cell table:style-name="Table16.A1" office:value-type="string">
            <text:p text:style-name="P4"><text:span text:style-name="Code">new</text:span></text:p>
          </table:table-cell>
          <table:table-cell table:style-name="Table16.A1" office:value-type="string">
            <text:p text:style-name="P4"><text:span text:style-name="Code">new[]</text:span></text:p>
          </table:table-cell>
          <table:table-cell table:style-name="Table16.A1" office:value-type="string">
            <text:p text:style-name="P4"><text:span text:style-name="Code">delete</text:span></text:p>
          </table:table-cell>
          <table:table-cell table:style-name="Table16.A1" table:number-columns-spanned="2" office:value-type="string">
            <text:p text:style-name="P4"><text:span text:style-name="Code">delete[]</text:span></text:p>
          </table:table-cell>
          <table:covered-table-cell/>
          <table:table-cell table:style-name="Table16.A1" office:value-type="string">
            <text:p text:style-name="P4"><text:span text:style-name="Code"/></text:p>
          </table:table-cell>
          <table:table-cell table:style-name="Table16.A1" office:value-type="string">
            <text:p text:style-name="P4"><text:span text:style-name="Code"/></text:p>
          </table:table-cell>
        </table:table-row>
      </table:table>
      <text:h text:style-name="Heading_20_3" text:outline-level="3">Unary postfix operators</text:h>
      <table:table table:name="Table17" table:style-name="Table17">
        <table:table-column table:style-name="Table17.A" table:number-columns-repeated="3"/>
        <table:table-column table:style-name="Table17.D"/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4"><text:span text:style-name="Code">--</text:span></text:p>
          </table:table-cell>
          <table:table-cell table:style-name="Table17.A1" office:value-type="string">
            <text:p text:style-name="P4"><text:span text:style-name="Code">++</text:span></text:p>
          </table:table-cell>
          <table:table-cell table:style-name="Table17.A1" office:value-type="string">
            <text:p text:style-name="P4"><text:span text:style-name="Code">[]</text:span></text:p>
          </table:table-cell>
          <table:table-cell table:style-name="Table17.A1" office:value-type="string">
            <text:p text:style-name="P4"><text:span text:style-name="Code">(...)</text:span></text:p>
          </table:table-cell>
          <table:table-cell table:style-name="Table17.A1" office:value-type="string">
            <text:p text:style-name="P4"><text:span text:style-name="Code"/></text:p>
          </table:table-cell>
          <table:table-cell table:style-name="Table17.A1" office:value-type="string">
            <text:p text:style-name="P4"><text:span text:style-name="Code"/></text:p>
          </table:table-cell>
          <table:table-cell table:style-name="Table17.A1" office:value-type="string">
            <text:p text:style-name="P4"><text:span text:style-name="Code"/></text:p>
          </table:table-cell>
          <table:table-cell table:style-name="Table17.A1" office:value-type="string">
            <text:p text:style-name="P4"><text:span text:style-name="Code"/></text:p>
          </table:table-cell>
        </table:table-row>
      </table:table>
      <text:h text:style-name="Heading_20_3" text:outline-level="3">Binary infix operators</text:h>
      <text:p text:style-name="P5">Unoverloadable operators are given a border.</text:p>
      <table:table table:name="Table18" table:style-name="Table18">
        <table:table-column table:style-name="Table18.A" table:number-columns-repeated="8"/>
        <table:table-row>
          <table:table-cell table:style-name="Table18.A1" office:value-type="string">
            <text:p text:style-name="P4"><text:span text:style-name="Code">=</text:span></text:p>
          </table:table-cell>
          <table:table-cell table:style-name="Table18.A1" office:value-type="string">
            <text:p text:style-name="P4"><text:span text:style-name="Code">+</text:span></text:p>
          </table:table-cell>
          <table:table-cell table:style-name="Table18.A1" office:value-type="string">
            <text:p text:style-name="P4"><text:span text:style-name="Code">-</text:span></text:p>
          </table:table-cell>
          <table:table-cell table:style-name="Table18.A1" office:value-type="string">
            <text:p text:style-name="P4"><text:span text:style-name="Code">*</text:span></text:p>
          </table:table-cell>
          <table:table-cell table:style-name="Table18.A1" office:value-type="string">
            <text:p text:style-name="P4"><text:span text:style-name="Code">/</text:span></text:p>
          </table:table-cell>
          <table:table-cell table:style-name="Table18.A1" office:value-type="string">
            <text:p text:style-name="P4"><text:span text:style-name="Code">%</text:span></text:p>
          </table:table-cell>
          <table:table-cell table:style-name="Table18.A1" office:value-type="string">
            <text:p text:style-name="P4"><text:span text:style-name="Code">==</text:span></text:p>
          </table:table-cell>
          <table:table-cell table:style-name="Table18.A1" office:value-type="string">
            <text:p text:style-name="P4"><text:span text:style-name="Code">!=</text:span></text:p>
          </table:table-cell>
        </table:table-row>
        <table:table-row>
          <table:table-cell table:style-name="Table18.A1" office:value-type="string">
            <text:p text:style-name="P4"><text:span text:style-name="Code">&gt;</text:span></text:p>
          </table:table-cell>
          <table:table-cell table:style-name="Table18.A1" office:value-type="string">
            <text:p text:style-name="P4"><text:span text:style-name="Code">&lt;</text:span></text:p>
          </table:table-cell>
          <table:table-cell table:style-name="Table18.A1" office:value-type="string">
            <text:p text:style-name="P4"><text:span text:style-name="Code">&gt;=</text:span></text:p>
          </table:table-cell>
          <table:table-cell table:style-name="Table18.A1" office:value-type="string">
            <text:p text:style-name="P4"><text:span text:style-name="Code">&lt;=</text:span></text:p>
          </table:table-cell>
          <table:table-cell table:style-name="Table18.A1" office:value-type="string">
            <text:p text:style-name="P4"><text:span text:style-name="Code">&amp;&amp;</text:span></text:p>
          </table:table-cell>
          <table:table-cell table:style-name="Table18.A1" office:value-type="string">
            <text:p text:style-name="P4"><text:span text:style-name="Code">||</text:span></text:p>
          </table:table-cell>
          <table:table-cell table:style-name="Table18.A1" office:value-type="string">
            <text:p text:style-name="P4"><text:span text:style-name="Code">&amp;</text:span></text:p>
          </table:table-cell>
          <table:table-cell table:style-name="Table18.A1" office:value-type="string">
            <text:p text:style-name="P4"><text:span text:style-name="Code">|</text:span></text:p>
          </table:table-cell>
        </table:table-row>
        <table:table-row>
          <table:table-cell table:style-name="Table18.A1" office:value-type="string">
            <text:p text:style-name="P4"><text:span text:style-name="Code">^</text:span></text:p>
          </table:table-cell>
          <table:table-cell table:style-name="Table18.A1" office:value-type="string">
            <text:p text:style-name="P4"><text:span text:style-name="Code">&lt;&lt;</text:span></text:p>
          </table:table-cell>
          <table:table-cell table:style-name="Table18.A1" office:value-type="string">
            <text:p text:style-name="P4"><text:span text:style-name="Code">&gt;&gt;</text:span></text:p>
          </table:table-cell>
          <table:table-cell table:style-name="Table18.A1" office:value-type="string">
            <text:p text:style-name="P4"><text:span text:style-name="Code">+=</text:span></text:p>
          </table:table-cell>
          <table:table-cell table:style-name="Table18.A1" office:value-type="string">
            <text:p text:style-name="P4"><text:span text:style-name="Code">-=</text:span></text:p>
          </table:table-cell>
          <table:table-cell table:style-name="Table18.A1" office:value-type="string">
            <text:p text:style-name="P4"><text:span text:style-name="Code">*=</text:span></text:p>
          </table:table-cell>
          <table:table-cell table:style-name="Table18.A1" office:value-type="string">
            <text:p text:style-name="P4"><text:span text:style-name="Code">/=</text:span></text:p>
          </table:table-cell>
          <table:table-cell table:style-name="Table18.A1" office:value-type="string">
            <text:p text:style-name="P4"><text:span text:style-name="Code">%=</text:span></text:p>
          </table:table-cell>
        </table:table-row>
        <table:table-row>
          <table:table-cell table:style-name="Table18.A1" office:value-type="string">
            <text:p text:style-name="P4"><text:span text:style-name="Code">&amp;=</text:span></text:p>
          </table:table-cell>
          <table:table-cell table:style-name="Table18.A1" office:value-type="string">
            <text:p text:style-name="P4"><text:span text:style-name="Code">|=</text:span></text:p>
          </table:table-cell>
          <table:table-cell table:style-name="Table18.A1" office:value-type="string">
            <text:p text:style-name="P4"><text:span text:style-name="Code">^=</text:span></text:p>
          </table:table-cell>
          <table:table-cell table:style-name="Table18.A1" office:value-type="string">
            <text:p text:style-name="P4"><text:span text:style-name="Code">&lt;&lt;=</text:span></text:p>
          </table:table-cell>
          <table:table-cell table:style-name="Table18.A1" office:value-type="string">
            <text:p text:style-name="P4"><text:span text:style-name="Code">&gt;&gt;=</text:span></text:p>
          </table:table-cell>
          <table:table-cell table:style-name="Table18.A1" office:value-type="string">
            <text:p text:style-name="P4"><text:span text:style-name="Code">-&gt;</text:span></text:p>
          </table:table-cell>
          <table:table-cell table:style-name="Table18.G4" office:value-type="string">
            <text:p text:style-name="P4"><text:span text:style-name="Code">.</text:span></text:p>
          </table:table-cell>
          <table:table-cell table:style-name="Table18.A1" office:value-type="string">
            <text:p text:style-name="P4"><text:span text:style-name="Code">-&gt;*</text:span></text:p>
          </table:table-cell>
        </table:table-row>
        <table:table-row>
          <table:table-cell table:style-name="Table18.A5" office:value-type="string">
            <text:p text:style-name="P4"><text:span text:style-name="Code">.*</text:span></text:p>
          </table:table-cell>
          <table:table-cell table:style-name="Table18.B5" office:value-type="string">
            <text:p text:style-name="P4"><text:span text:style-name="Code">::</text:span></text:p>
          </table:table-cell>
          <table:table-cell table:style-name="Table18.A1" office:value-type="string">
            <text:p text:style-name="P4"><text:span text:style-name="Code">,</text:span></text:p>
          </table:table-cell>
          <table:table-cell table:style-name="Table18.A1" office:value-type="string">
            <text:p text:style-name="P4"><text:span text:style-name="Code"/></text:p>
          </table:table-cell>
          <table:table-cell table:style-name="Table18.A1" office:value-type="string">
            <text:p text:style-name="P4"><text:span text:style-name="Code"/></text:p>
          </table:table-cell>
          <table:table-cell table:style-name="Table18.A1" office:value-type="string">
            <text:p text:style-name="P4"><text:span text:style-name="Code"/></text:p>
          </table:table-cell>
          <table:table-cell table:style-name="Table18.A1" office:value-type="string">
            <text:p text:style-name="P4"><text:span text:style-name="Code"/></text:p>
          </table:table-cell>
          <table:table-cell table:style-name="Table18.A1" office:value-type="string">
            <text:p text:style-name="P4"><text:span text:style-name="Code"/></text:p>
          </table:table-cell>
        </table:table-row>
      </table:table>
      <text:h text:style-name="Heading_20_2" text:outline-level="2">Operator overloading</text:h>
      <text:p text:style-name="Text_20_body">In the following, ‘<text:span text:style-name="Code">##</text:span>’ is any operator.</text:p>
      <text:h text:style-name="Heading_20_3" text:outline-level="3">Standard infix operators</text:h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Text_20_body">In class:</text:p>
          </table:table-cell>
          <table:table-cell table:style-name="Table19.A1" office:value-type="string">
            <text:p text:style-name="Text_20_body"><text:span text:style-name="Code">T T::operator ##(T const &amp; b) const;</text:span></text:p>
          </table:table-cell>
        </table:table-row>
        <table:table-row>
          <table:table-cell table:style-name="Table19.A1" office:value-type="string">
            <text:p text:style-name="Text_20_body">Outside class:</text:p>
          </table:table-cell>
          <table:table-cell table:style-name="Table19.A1" office:value-type="string">
            <text:p text:style-name="Text_20_body"><text:span text:style-name="Code">T operator ##(T const &amp; a, T const &amp; b);</text:span></text:p>
          </table:table-cell>
        </table:table-row>
      </table:table>
      <text:h text:style-name="Heading_20_3" text:outline-level="3">Unary prefix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Text_20_body">In class:</text:p>
          </table:table-cell>
          <table:table-cell table:style-name="Table20.A1" office:value-type="string">
            <text:p text:style-name="Standard"><text:span text:style-name="Code">T T::operator ##() const;</text:span></text:p>
          </table:table-cell>
        </table:table-row>
        <table:table-row>
          <table:table-cell table:style-name="Table20.A1" office:value-type="string">
            <text:p text:style-name="Text_20_body">Outside class:</text:p>
          </table:table-cell>
          <table:table-cell table:style-name="Table20.A1" office:value-type="string">
            <text:p text:style-name="Standard"><text:span text:style-name="Code">T operator ##(T const &amp; a);</text:span></text:p>
          </table:table-cell>
        </table:table-row>
      </table:table>
      <text:h text:style-name="Heading_20_3" text:outline-level="3">Unary postfix</text:h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Text_20_body">In class:</text:p>
          </table:table-cell>
          <table:table-cell table:style-name="Table21.A1" office:value-type="string">
            <text:p text:style-name="Standard"><text:span text:style-name="Code">T T::operator ##(int) const;</text:span></text:p>
          </table:table-cell>
        </table:table-row>
        <table:table-row>
          <table:table-cell table:style-name="Table21.A1" office:value-type="string">
            <text:p text:style-name="Text_20_body">Outside class:</text:p>
          </table:table-cell>
          <table:table-cell table:style-name="Table21.A1" office:value-type="string">
            <text:p text:style-name="Standard"><text:span text:style-name="Code">T operator ##(int);</text:span></text:p>
          </table:table-cell>
        </table:table-row>
      </table:table>
      <text:h text:style-name="Heading_20_3" text:outline-level="3">Array subscript</text:h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Text_20_body">In class:</text:p>
          </table:table-cell>
          <table:table-cell table:style-name="Table22.A1" office:value-type="string">
            <text:p text:style-name="Standard"><text:span text:style-name="Code">R&amp; T::operator [](T2 </text:span><text:span text:style-name="Code">const </text:span><text:span text:style-name="Code">&amp; b);</text:span></text:p>
          </table:table-cell>
        </table:table-row>
        <table:table-row>
          <table:table-cell table:style-name="Table22.A1" office:value-type="string">
            <text:p text:style-name="Text_20_body">Outside class:</text:p>
          </table:table-cell>
          <table:table-cell table:style-name="Table22.A1" office:value-type="string">
            <text:p text:style-name="P3">not available</text:p>
          </table:table-cell>
        </table:table-row>
      </table:table>
      <text:h text:style-name="Heading_20_3" text:outline-level="3"><text:span text:style-name="Code"><text:span text:style-name="T10">new</text:span></text:span> and <text:span text:style-name="Code"><text:span text:style-name="T10">delete</text:span></text:span></text:h>
      <text:p text:style-name="Text_20_body">Only in-class definition considered. <text:s/><text:span text:style-name="Code">new</text:span> and <text:span text:style-name="Code">new[]</text:span> have the same prototype, as do <text:span text:style-name="Code">delete</text:span> and <text:span text:style-name="Code">delete[]</text:span>.</text:p>
      <text:p text:style-name="Text_20_body"><text:span text:style-name="Code"><text:s text:c="2"/>void* T::operator new ( <text:s text:c="3"/>size_t x );</text:span></text:p>
      <text:p text:style-name="Text_20_body"><text:span text:style-name="Code"><text:s text:c="2"/>void <text:s/>T::operator delete ( void * x );</text:span></text:p>
      <text:h text:style-name="Heading_20_2" text:outline-level="2">C++ <text:span text:style-name="T64">new</text:span> and <text:span text:style-name="T64">delete</text:span></text:h>
      <text:p text:style-name="Text_20_body">Replacement for <text:span text:style-name="Code">malloc</text:span>/<text:span text:style-name="Code">free</text:span> allocation, but not interoperable therewith (<text:span text:style-name="T49">i.e.</text:span>, you may not <text:span text:style-name="Code">malloc</text:span> then <text:span text:style-name="Code">delete</text:span>, nor <text:span text:style-name="Code">new</text:span> then <text:span text:style-name="Code">free</text:span>). <text:s/>There are two pairs of operators: <text:span text:style-name="Code">new</text:span> and <text:span text:style-name="Code">delete</text:span> for atomic data types, and <text:span text:style-name="Code">new[]</text:span> and <text:span text:style-name="Code">delete[]</text:span> for arrays.</text:p>
      <table:table table:name="Table15" table:style-name="Table15">
        <table:table-column table:style-name="Table15.A" table:number-columns-repeated="2"/>
        <table:table-row>
          <table:table-cell table:style-name="Table15.A1" office:value-type="string">
            <text:p text:style-name="P11">Atomic types</text:p>
          </table:table-cell>
          <table:table-cell table:style-name="Table15.A1" office:value-type="string">
            <text:p text:style-name="P11">Arrays</text:p>
          </table:table-cell>
        </table:table-row>
        <table:table-row>
          <table:table-cell table:style-name="Table15.A1" office:value-type="string">
            <text:p text:style-name="Table_20_Contents"><text:span text:style-name="Code">int </text:span><text:span text:style-name="Code"><text:span text:style-name="T12">* i </text:span></text:span><text:span text:style-name="Code">= </text:span><text:span text:style-name="Code"><text:span text:style-name="T10">new</text:span></text:span><text:span text:style-name="Code"> int;</text:span></text:p>
            <text:p text:style-name="Table_20_Contents"><text:span text:style-name="Code">// Use i</text:span></text:p>
            <text:p text:style-name="Table_20_Contents"><text:span text:style-name="Code"><text:span text:style-name="T10">delete</text:span></text:span><text:span text:style-name="Code"><text:span text:style-name="T12"> i;</text:span></text:span></text:p>
          </table:table-cell>
          <table:table-cell table:style-name="Table15.A1" office:value-type="string">
            <text:p text:style-name="Table_20_Contents"><text:span text:style-name="Code">int *</text:span><text:span text:style-name="Code"><text:span text:style-name="T12"> i =</text:span></text:span><text:span text:style-name="Code"> </text:span><text:span text:style-name="Code"><text:span text:style-name="T10">new </text:span></text:span><text:span text:style-name="Code">int</text:span><text:span text:style-name="Code"><text:span text:style-name="T10">[</text:span></text:span><text:span text:style-name="Code"><text:span text:style-name="T12">100</text:span></text:span><text:span text:style-name="Code"><text:span text:style-name="T10">]</text:span></text:span><text:span text:style-name="Code">;</text:span></text:p>
            <text:p text:style-name="Table_20_Contents"><text:span text:style-name="Code">// Use i[0..100]</text:span></text:p>
            <text:p text:style-name="Table_20_Contents"><text:span text:style-name="Code"><text:span text:style-name="T10">delete[]</text:span></text:span><text:span text:style-name="Code"><text:span text:style-name="T12"> i;</text:span></text:span></text:p>
          </table:table-cell>
        </table:table-row>
      </table:table>
      <text:h text:style-name="Heading_20_2" text:outline-level="2">Constructors and destructors</text:h>
      <text:p text:style-name="Text_20_body"><text:span text:style-name="Code">class X {</text:span></text:p>
      <text:p text:style-name="Text_20_body"><text:span text:style-name="Code"><text:s text:c="2"/>char * name;</text:span></text:p>
      <text:p text:style-name="Text_20_body"><text:span text:style-name="Code"><text:s text:c="2"/></text:span><text:span text:style-name="Code"><text:span text:style-name="T10">Player(</text:span></text:span><text:span text:style-name="Code">char const *</text:span><text:span text:style-name="Code"><text:span text:style-name="T10">)</text:span></text:span><text:span text:style-name="Code">; <text:s/>// Constructor</text:span></text:p>
      <text:p text:style-name="Text_20_body"><text:span text:style-name="Code"><text:s text:c="2"/></text:span><text:span text:style-name="Code"><text:span text:style-name="T10">~Player()</text:span></text:span><text:span text:style-name="Code">; <text:s text:c="12"/>// Destructor</text:span></text:p>
      <text:p text:style-name="Text_20_body"><text:span text:style-name="Code">};</text:span></text:p>
      <text:p text:style-name="Text_20_body"><text:span text:style-name="Code">X::</text:span><text:span text:style-name="Code"><text:span text:style-name="T10">X(</text:span></text:span><text:span text:style-name="Code">char const * name</text:span><text:span text:style-name="Code"><text:span text:style-name="T10">)</text:span></text:span><text:span text:style-name="Code"> {</text:span></text:p>
      <text:p text:style-name="Text_20_body"><text:span text:style-name="Code"><text:s text:c="2"/>this-&gt;name = strdup(name);</text:span></text:p>
      <text:p text:style-name="Text_20_body"><text:span text:style-name="Code">}</text:span></text:p>
      <text:p text:style-name="Text_20_body"><text:span text:style-name="Code">X::</text:span><text:span text:style-name="Code"><text:span text:style-name="T10">~X()</text:span></text:span><text:span text:style-name="Code"> { <text:s/>// Free all memory pointed to</text:span></text:p>
      <text:p text:style-name="Text_20_body"><text:span text:style-name="Code"><text:s text:c="2"/>free(this-&gt;name);</text:span></text:p>
      <text:p text:style-name="Text_20_body"><text:span text:style-name="Code">}</text:span></text:p>
      <text:h text:style-name="Heading_20_2" text:outline-level="2">printf and scanf formats</text:h>
      <text:p text:style-name="Text_20_body">A format takes the form:</text:p>
      <text:p text:style-name="Standard"><text:span text:style-name="Code"><text:s text:c="2"/></text:span><text:span text:style-name="Code"><text:span text:style-name="T10">%</text:span></text:span><text:span text:style-name="Code">[flags][width][.precision][length]</text:span><text:span text:style-name="Code"><text:span text:style-name="T10">specifier</text:span></text:span></text:p>
      <text:h text:style-name="Heading_20_3" text:outline-level="3">Flags</text:h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Table_20_Contents"><text:span text:style-name="Code"><text:span text:style-name="T10">#</text:span></text:span></text:p>
          </table:table-cell>
          <table:table-cell table:style-name="Table26.A1" office:value-type="string">
            <text:p text:style-name="Table_20_Contents">trailing 0s, decimal point, base prefixes always remain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10">[number]</text:span></text:span></text:p>
          </table:table-cell>
          <table:table-cell table:style-name="Table26.A1" office:value-type="string">
            <text:p text:style-name="Table_20_Contents">Pad with spaces to this length in chars</text:p>
          </table:table-cell>
        </table:table-row>
        <table:table-row>
          <table:table-cell table:style-name="Table26.A3" office:value-type="float" office:value="0">
            <text:p text:style-name="Table_20_Contents"><text:span text:style-name="Code"><text:span text:style-name="T10">0</text:span></text:span></text:p>
          </table:table-cell>
          <table:table-cell table:style-name="Table26.A1" office:value-type="string">
            <text:p text:style-name="Table_20_Contents">Pad with zeros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10">-</text:span></text:span></text:p>
          </table:table-cell>
          <table:table-cell table:style-name="Table26.A1" office:value-type="string">
            <text:p text:style-name="Table_20_Contents">Left align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10">+</text:span></text:span></text:p>
          </table:table-cell>
          <table:table-cell table:style-name="Table26.A1" office:value-type="string">
            <text:p text:style-name="Table_20_Contents">Explicit sign symbol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10">(space)</text:span></text:span></text:p>
          </table:table-cell>
          <table:table-cell table:style-name="Table26.A1" office:value-type="string">
            <text:p text:style-name="Table_20_Contents">Leave space for ‘+’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10">'</text:span></text:span></text:p>
          </table:table-cell>
          <table:table-cell table:style-name="Table26.A1" office:value-type="string">
            <text:p text:style-name="Table_20_Contents">Group thousands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10">I</text:span></text:span></text:p>
          </table:table-cell>
          <table:table-cell table:style-name="Table26.A1" office:value-type="string">
            <text:p text:style-name="Table_20_Contents">Use locale digits</text:p>
          </table:table-cell>
        </table:table-row>
      </table:table>
      <text:h text:style-name="Heading_20_3" text:outline-level="3">Width</text:h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Table_20_Contents"><text:span text:style-name="Code"><text:span text:style-name="T10">[number]</text:span></text:span></text:p>
          </table:table-cell>
          <table:table-cell table:style-name="Table27.A1" office:value-type="string">
            <text:p text:style-name="Table_20_Contents">Pad with spaces to this length in chars</text:p>
          </table:table-cell>
        </table:table-row>
        <table:table-row>
          <table:table-cell table:style-name="Table27.A1" office:value-type="string">
            <text:p text:style-name="Table_20_Contents"><text:span text:style-name="Code"><text:span text:style-name="T10">*</text:span></text:span></text:p>
          </table:table-cell>
          <table:table-cell table:style-name="Table27.A1" office:value-type="string">
            <text:p text:style-name="Table_20_Contents">Pad to length specified immediately prior to parameter</text:p>
          </table:table-cell>
        </table:table-row>
      </table:table>
      <text:h text:style-name="Heading_20_3" text:outline-level="3">Precision</text:h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Table_20_Contents"><text:span text:style-name="Code"><text:span text:style-name="T10">[number]</text:span></text:span></text:p>
          </table:table-cell>
          <table:table-cell table:style-name="Table28.A1" office:value-type="string">
            <text:p text:style-name="Table_20_Contents">Specifies decimal places (for <text:span text:style-name="Code">char*</text:span>, max length)</text:p>
          </table:table-cell>
        </table:table-row>
        <table:table-row>
          <table:table-cell table:style-name="Table28.A1" office:value-type="string">
            <text:p text:style-name="Table_20_Contents"><text:span text:style-name="Code"><text:span text:style-name="T10">*</text:span></text:span></text:p>
          </table:table-cell>
          <table:table-cell table:style-name="Table28.A1" office:value-type="string">
            <text:p text:style-name="P13">as in ‘Width’ field</text:p>
          </table:table-cell>
        </table:table-row>
      </table:table>
      <text:h text:style-name="Heading_20_3" text:outline-level="3">Length</text:h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Table_20_Contents"><text:span text:style-name="Code">hh</text:span></text:p>
          </table:table-cell>
          <table:table-cell table:style-name="Table29.A1" office:value-type="string">
            <text:p text:style-name="Table_20_Contents">For <text:span text:style-name="Code">int</text:span>s, expect an <text:span text:style-name="Code">int</text:span> promoted from a <text:span text:style-name="Code">char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h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int</text:span> promoted from a <text:span text:style-name="Code">short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l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long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ll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long long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L</text:span></text:p>
          </table:table-cell>
          <table:table-cell table:style-name="Table29.A1" office:value-type="string">
            <text:p text:style-name="Table_20_Contents">For <text:span text:style-name="Code">double</text:span>s, expect a <text:span text:style-name="Code">long double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z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size_t</text:span>-sized <text:span text:style-name="Code">int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j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intmax_t</text:span>-sized <text:span text:style-name="Code">int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t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ptrdiff_t</text:span>-sized <text:span text:style-name="Code">int</text:span></text:p>
          </table:table-cell>
        </table:table-row>
      </table:table>
      <text:h text:style-name="Heading_20_3" text:outline-level="3">Type</text:h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Table_20_Contents"><text:span text:style-name="Code">d, i</text:span></text:p>
          </table:table-cell>
          <table:table-cell table:style-name="Table30.A1" office:value-type="string">
            <text:p text:style-name="Table_20_Contents">Decimal <text:span text:style-name="Code">signed int</text:span></text:p>
          </table:table-cell>
        </table:table-row>
        <table:table-row>
          <table:table-cell table:style-name="Table30.A1" office:value-type="string">
            <text:p text:style-name="Table_20_Contents"><text:span text:style-name="Code">u</text:span></text:p>
          </table:table-cell>
          <table:table-cell table:style-name="Table30.A1" office:value-type="string">
            <text:p text:style-name="Table_20_Contents">Decimal <text:span text:style-name="Code">unsigned int</text:span></text:p>
          </table:table-cell>
        </table:table-row>
        <table:table-row>
          <table:table-cell table:style-name="Table30.A1" office:value-type="string">
            <text:p text:style-name="Table_20_Contents"><text:span text:style-name="Code">f, F</text:span></text:p>
          </table:table-cell>
          <table:table-cell table:style-name="Table30.A1" office:value-type="string">
            <text:p text:style-name="Table_20_Contents">A <text:span text:style-name="Code">double</text:span> in fixed-point notation</text:p>
          </table:table-cell>
        </table:table-row>
        <table:table-row>
          <table:table-cell table:style-name="Table30.A1" office:value-type="string">
            <text:p text:style-name="Table_20_Contents"><text:span text:style-name="Code">e, E</text:span></text:p>
          </table:table-cell>
          <table:table-cell table:style-name="Table30.A1" office:value-type="string">
            <text:p text:style-name="Table_20_Contents">A <text:span text:style-name="Code">double</text:span> in scientific notation</text:p>
          </table:table-cell>
        </table:table-row>
        <table:table-row>
          <table:table-cell table:style-name="Table30.A1" office:value-type="string">
            <text:p text:style-name="Table_20_Contents"><text:span text:style-name="Code">g, G</text:span></text:p>
          </table:table-cell>
          <table:table-cell table:style-name="Table30.A1" office:value-type="string">
            <text:p text:style-name="Table_20_Contents">A <text:span text:style-name="Code">double</text:span>, fixed-point or scientific based on magnitude</text:p>
          </table:table-cell>
        </table:table-row>
        <table:table-row>
          <table:table-cell table:style-name="Table30.A1" office:value-type="string">
            <text:p text:style-name="Table_20_Contents"><text:span text:style-name="Code">x, X</text:span></text:p>
          </table:table-cell>
          <table:table-cell table:style-name="Table30.A1" office:value-type="string">
            <text:p text:style-name="Table_20_Contents">Hexadecimal <text:span text:style-name="Code">unsigned int</text:span></text:p>
          </table:table-cell>
        </table:table-row>
        <table:table-row>
          <table:table-cell table:style-name="Table30.A1" office:value-type="string">
            <text:p text:style-name="Table_20_Contents"><text:span text:style-name="Code">o</text:span></text:p>
          </table:table-cell>
          <table:table-cell table:style-name="Table30.A1" office:value-type="string">
            <text:p text:style-name="Table_20_Contents">Octal <text:span text:style-name="Code">unsigned int</text:span></text:p>
          </table:table-cell>
        </table:table-row>
        <table:table-row>
          <table:table-cell table:style-name="Table30.A1" office:value-type="string">
            <text:p text:style-name="Table_20_Contents"><text:span text:style-name="Code">s</text:span></text:p>
          </table:table-cell>
          <table:table-cell table:style-name="Table30.A1" office:value-type="string">
            <text:p text:style-name="Table_20_Contents">A <text:span text:style-name="Code">NULL</text:span>-terminated <text:span text:style-name="Code">char*</text:span></text:p>
          </table:table-cell>
        </table:table-row>
        <table:table-row>
          <table:table-cell table:style-name="Table30.A1" office:value-type="string">
            <text:p text:style-name="Table_20_Contents"><text:span text:style-name="Code">c</text:span></text:p>
          </table:table-cell>
          <table:table-cell table:style-name="Table30.A1" office:value-type="string">
            <text:p text:style-name="Table_20_Contents">A single character</text:p>
          </table:table-cell>
        </table:table-row>
        <table:table-row>
          <table:table-cell table:style-name="Table30.A1" office:value-type="string">
            <text:p text:style-name="Table_20_Contents"><text:span text:style-name="Code">p</text:span></text:p>
          </table:table-cell>
          <table:table-cell table:style-name="Table30.A1" office:value-type="string">
            <text:p text:style-name="Table_20_Contents">A <text:span text:style-name="Code">void*</text:span>; implementation-defined</text:p>
          </table:table-cell>
        </table:table-row>
        <table:table-row>
          <table:table-cell table:style-name="Table30.A1" office:value-type="string">
            <text:p text:style-name="Table_20_Contents"><text:span text:style-name="Code">n</text:span></text:p>
          </table:table-cell>
          <table:table-cell table:style-name="Table30.A1" office:value-type="string">
            <text:p text:style-name="Table_20_Contents">Nothing. Place number of output chars in the parameter</text:p>
          </table:table-cell>
        </table:table-row>
        <table:table-row>
          <table:table-cell table:style-name="Table30.A1" office:value-type="string">
            <text:p text:style-name="Table_20_Contents"><text:span text:style-name="Code">%</text:span></text:p>
          </table:table-cell>
          <table:table-cell table:style-name="Table30.A1" office:value-type="string">
            <text:p text:style-name="Table_20_Contents">A literal <text:span text:style-name="Code">%</text:span> characte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Helvetica, sans-serif"/>
    <style:font-face style:name="OpenSymbol" svg:font-family="OpenSymbol"/>
    <style:font-face style:name="Times New Roman1" svg:font-family="'Times New Roman'"/>
    <style:font-face style:name="Verdana" svg:font-family="Verdana, Arial, sans-serif"/>
    <style:font-face style:name="courier" svg:font-family="courier, monospace"/>
    <style:font-face style:name="monospace1" svg:font-family="monospace"/>
    <style:font-face style:name="monospace" svg:font-family="monospace, 'Courier New'"/>
    <style:font-face style:name="sans-serif" svg:font-family="sans-serif"/>
    <style:font-face style:name="verdana" svg:font-family="verdana, arial, helvetica, sans-serif"/>
    <style:font-face style:name="Inconsolata1" svg:font-family="Inconsolata" style:font-pitch="fixed"/>
    <style:font-face style:name="Inconsolata" svg:font-family="Inconsolata" style:font-adornments="Regular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Junicode1" svg:font-family="Junicode" style:font-adornments="Bold" style:font-pitch="variable"/>
    <style:font-face style:name="Junicode" svg:font-family="Junicode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3cm"/>
      <style:text-properties style:font-name="Junicode" fo:font-size="7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Junicode" fo:font-size="10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101cm" fo:margin-bottom="0.101cm" fo:line-height="0.4cm" fo:text-indent="0cm" style:auto-text-indent="false" style:page-number="auto" fo:background-color="#000000" fo:padding="0.101cm" fo:border="0.002cm solid #000000" style:shadow="none">
        <style:background-image/>
      </style:paragraph-properties>
      <style:text-properties fo:color="#ffffff" fo:font-size="10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top="0cm" fo:margin-bottom="0cm" fo:line-height="0.6cm" style:page-number="auto"/>
      <style:text-properties style:font-name="Junicode1" fo:font-size="7pt" fo:font-weight="bold" style:font-name-asian="DejaVu Sans" style:font-size-asian="14pt" style:font-weight-asian="bold" style:font-name-complex="DejaVu Sans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" style:family="text">
      <style:text-properties style:font-name="Inconsolata" fo:font-size="6pt" fo:font-weight="normal" style:font-size-asian="10.5pt"/>
    </style:style>
    <style:style style:name="CodeBold" style:family="text" style:parent-style-name="Code">
      <style:text-properties fo:font-style="italic" fo:font-weight="bold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DejaVu Sans Mono" style:font-name-asian="DejaVu Sans1" style:font-name-complex="DejaVu Sans Mono"/>
    </style:style>
    <style:style style:name="Teletype" style:family="text">
      <style:text-properties style:font-name="DejaVu Sans Mono" style:font-name-asian="DejaVu Sans1" style:font-name-complex="DejaVu Sans Mono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columns fo:column-count="4" fo:column-gap="0.497cm">
          <style:column style:rel-width="3854*" fo:start-indent="0cm" fo:end-indent="0.249cm"/>
          <style:column style:rel-width="3996*" fo:start-indent="0.249cm" fo:end-indent="0.249cm"/>
          <style:column style:rel-width="3996*" fo:start-indent="0.249cm" fo:end-indent="0.249cm"/>
          <style:column style:rel-width="3858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mes Fisher</meta:initial-creator>
    <meta:creation-date>2011-01-06T10:51:51</meta:creation-date>
    <meta:generator>OpenOffice.org/3.2$Unix OpenOffice.org_project/320m12$Build-9483</meta:generator>
    <dc:date>2011-01-09T21:10:41</dc:date>
    <dc:creator>James Fisher</dc:creator>
    <meta:editing-duration>PT11H27M45S</meta:editing-duration>
    <meta:editing-cycles>98</meta:editing-cycles>
    <meta:document-statistic meta:table-count="30" meta:image-count="0" meta:object-count="0" meta:page-count="2" meta:paragraph-count="532" meta:word-count="1980" meta:character-count="11535"/>
  </office:meta>
</office:document-meta>
</file>